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6cm" table:align="margins" style:writing-mode="lr-tb"/>
    </style:style>
    <style:style style:name="Tableau7.A" style:family="table-column">
      <style:table-column-properties style:column-width="4.001cm" style:rel-column-width="16384*"/>
    </style:style>
    <style:style style:name="Tableau7.C" style:family="table-column">
      <style:table-column-properties style:column-width="4.001cm" style:rel-column-width="16383*"/>
    </style:style>
    <style:style style:name="Tableau7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4.001cm" style:rel-column-width="16384*"/>
    </style:style>
    <style:style style:name="Tableau2.C" style:family="table-column">
      <style:table-column-properties style:column-width="4.001cm" style:rel-column-width="16383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cm" table:align="margins" style:writing-mode="lr-tb"/>
    </style:style>
    <style:style style:name="Tableau3.A" style:family="table-column">
      <style:table-column-properties style:column-width="4.001cm" style:rel-column-width="16384*"/>
    </style:style>
    <style:style style:name="Tableau3.C" style:family="table-column">
      <style:table-column-properties style:column-width="4.001cm" style:rel-column-width="16383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6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6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6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7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7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7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4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4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6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6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6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7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7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7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cm" table:align="margins" style:writing-mode="lr-tb"/>
    </style:style>
    <style:style style:name="Tableau4.A" style:family="table-column">
      <style:table-column-properties style:column-width="4.001cm" style:rel-column-width="16384*"/>
    </style:style>
    <style:style style:name="Tableau4.C" style:family="table-column">
      <style:table-column-properties style:column-width="4.001cm" style:rel-column-width="16383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cm" table:align="margins" style:writing-mode="lr-tb"/>
    </style:style>
    <style:style style:name="Tableau5.A" style:family="table-column">
      <style:table-column-properties style:column-width="4.001cm" style:rel-column-width="16384*"/>
    </style:style>
    <style:style style:name="Tableau5.C" style:family="table-column">
      <style:table-column-properties style:column-width="4.001cm" style:rel-column-width="16383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D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4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14" style:family="table-cell">
      <style:table-cell-properties style:vertical-align="middle" fo:background-color="#66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5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6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7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8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19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0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1" style:family="table-cell">
      <style:table-cell-properties fo:background-color="#66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2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0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0" style:family="table-cell">
      <style:table-cell-properties style:vertical-align="middle" fo:background-color="#33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1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2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3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4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5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6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7" style:family="table-cell">
      <style:table-cell-properties fo:background-color="#33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8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38" style:family="table-cell">
      <style:table-cell-properties style:vertical-align="middle" fo:background-color="#ff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9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0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1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2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3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4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45" style:family="table-cell">
      <style:table-cell-properties fo:background-color="#ff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2d2922"/>
    </style:style>
    <style:style style:name="P3" style:family="paragraph" style:parent-style-name="Heading_20_3">
      <style:paragraph-properties fo:break-before="page"/>
      <style:text-properties officeooo:paragraph-rsid="002d2922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fo:font-size="8pt" style:font-size-asian="10pt" style:font-size-complex="10pt"/>
    </style:style>
    <style:style style:name="P6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7" style:family="paragraph" style:parent-style-name="Standard">
      <style:paragraph-properties fo:margin-left="1.249cm" fo:margin-right="0cm" fo:text-indent="0cm" style:auto-text-indent="false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1.249cm" fo:margin-right="0cm" fo:text-align="start" style:justify-single-word="false" fo:text-indent="0cm" style:auto-text-indent="false"/>
    </style:style>
    <style:style style:name="P10" style:family="paragraph" style:parent-style-name="exemple">
      <style:paragraph-properties fo:margin-left="1.249cm" fo:margin-right="0cm" fo:text-indent="0cm" style:auto-text-indent="false"/>
    </style:style>
    <style:style style:name="P11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12" style:family="paragraph" style:parent-style-name="exemple">
      <style:paragraph-properties fo:margin-left="1.238cm" fo:margin-right="-0.005cm" fo:text-indent="0cm" style:auto-text-indent="false"/>
      <style:text-properties style:font-name="Courier 10 Pitch"/>
    </style:style>
    <style:style style:name="P13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font-size="8pt" style:font-size-asian="10pt" style:font-size-complex="10pt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font-size="8pt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8pt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fo:font-size="8pt" officeooo:paragraph-rsid="002d2922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0.265cm" fo:text-align="center" style:justify-single-word="false" fo:text-indent="0cm" style:auto-text-indent="false" style:shadow="none"/>
      <style:text-properties fo:font-size="8pt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0.265cm" fo:text-align="center" style:justify-single-word="false" fo:text-indent="0cm" style:auto-text-indent="false" style:shadow="none"/>
      <style:text-properties fo:font-size="8pt" officeooo:paragraph-rsid="002d2922" style:font-size-asian="8pt" style:font-size-complex="8pt"/>
    </style:style>
    <style:style style:name="P20" style:family="paragraph" style:parent-style-name="Heading_20_3">
      <style:paragraph-properties fo:margin-left="0cm" fo:margin-right="0cm" fo:text-indent="0cm" style:auto-text-indent="false" fo:break-before="page"/>
    </style:style>
    <style:style style:name="P21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8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d2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ba9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ba9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b7f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aa53" officeooo:paragraph-rsid="0029aa5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0.265cm"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aa53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2b7f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b7f3c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Standard" style:list-style-name="L1"/>
    <style:style style:name="P41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</style:style>
    <style:style style:name="P43" style:family="paragraph" style:parent-style-name="Standard" style:list-style-name="L4">
      <style:paragraph-properties fo:text-align="start" style:justify-single-word="false"/>
    </style:style>
    <style:style style:name="P44" style:family="paragraph" style:parent-style-name="Heading_20_1">
      <style:text-properties officeooo:paragraph-rsid="00340b9e"/>
    </style:style>
    <style:style style:name="P45" style:family="paragraph" style:parent-style-name="Text_20_body" style:list-style-name="L2">
      <style:paragraph-properties fo:margin-top="0cm" fo:margin-bottom="0cm" loext:contextual-spacing="false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2f8c8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98854" officeooo:paragraph-rsid="0029885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303cb" officeooo:paragraph-rsid="003303c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0.3cm"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ccc24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5b57" officeooo:paragraph-rsid="002d29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52" style:family="paragraph" style:parent-style-name="question">
      <style:text-properties officeooo:rsid="00314345" officeooo:paragraph-rsid="00314345"/>
    </style:style>
    <style:style style:name="P53" style:family="paragraph" style:parent-style-name="question" style:list-style-name=""/>
    <style:style style:name="P54" style:family="paragraph" style:parent-style-name="question" style:list-style-name="">
      <style:text-properties style:font-name="Times New Roman" fo:font-size="10pt" style:text-underline-style="none" fo:font-weight="normal" officeooo:paragraph-rsid="00314345" style:font-size-asian="8.75pt" style:font-weight-asian="normal" style:font-size-complex="10pt" style:font-weight-complex="normal"/>
    </style:style>
    <style:style style:name="P55" style:family="paragraph" style:parent-style-name="question" style:list-style-name="">
      <style:text-properties officeooo:rsid="00340b9e" officeooo:paragraph-rsid="00340b9e"/>
    </style:style>
    <style:style style:name="P56" style:family="paragraph" style:parent-style-name="question" style:master-page-name="">
      <style:paragraph-properties style:page-number="auto"/>
      <style:text-properties officeooo:rsid="003023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c6a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63c6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63c6a" style:font-weight-asian="normal" style:font-weight-complex="normal"/>
    </style:style>
    <style:style style:name="T8" style:family="text">
      <style:text-properties officeooo:rsid="00280fe4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00677c"/>
    </style:style>
    <style:style style:name="T12" style:family="text">
      <style:text-properties fo:color="#00677c" fo:font-weight="bold"/>
    </style:style>
    <style:style style:name="T13" style:family="text">
      <style:text-properties fo:color="#092e64"/>
    </style:style>
    <style:style style:name="T14" style:family="text">
      <style:text-properties fo:color="#008000"/>
    </style:style>
    <style:style style:name="T15" style:family="text">
      <style:text-properties fo:color="#000080"/>
    </style:style>
    <style:style style:name="T16" style:family="text">
      <style:text-properties officeooo:rsid="001d5b57"/>
    </style:style>
    <style:style style:name="T17" style:family="text">
      <style:text-properties officeooo:rsid="00244bb3"/>
    </style:style>
    <style:style style:name="T18" style:family="text">
      <style:text-properties officeooo:rsid="0021c4c3"/>
    </style:style>
    <style:style style:name="T19" style:family="text">
      <style:text-properties officeooo:rsid="00298854"/>
    </style:style>
    <style:style style:name="T20" style:family="text">
      <style:text-properties officeooo:rsid="0032bc50"/>
    </style:style>
    <style:style style:name="T21" style:family="text">
      <style:text-properties officeooo:rsid="003303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51" text:outline-level="4">S<text:span text:style-name="T8">NIR</text:span> 1</text:h>
          </table:table-cell>
        </table:table-row>
        <table:table-row table:style-name="Tableau1.2">
          <table:table-cell table:style-name="Tableau1.A2" office:value-type="string">
            <text:p text:style-name="P6">Langage C<text:tab/><text:tab/>Pointeurs</text:p>
          </table:table-cell>
        </table:table-row>
        <table:table-row table:style-name="Tableau1.2">
          <table:table-cell table:style-name="Tableau1.A2" office:value-type="string">
            <text:p text:style-name="P6">~ Travaux Dirigés : Les pointeurs en C</text:p>
          </table:table-cell>
        </table:table-row>
      </table:table>
      <text:p text:style-name="P13">Algorithmique et pointeurs</text:p>
      <text:list xml:id="list3295034838" text:style-name="L1">
        <text:list-item>
          <text:p text:style-name="P40">Les fonctions seront mises dans les fichiers <text:span text:style-name="T4">manipPointeur.h</text:span> et <text:span text:style-name="T4">manipPointeur.c.</text:span></text:p>
        </text:list-item>
        <text:list-item>
          <text:p text:style-name="P40">Le programme principal qui utilisera les fonctions se nommera <text:span text:style-name="T4">main.c</text:span></text:p>
        </text:list-item>
        <text:list-item>
          <text:p text:style-name="P41">Toutes les fonctions doivent être accompagnées d'un jeu de test.</text:p>
        </text:list-item>
        <text:list-item>
          <text:p text:style-name="P41">Tous les fichiers devront avoir un en-tête conforme au modèle fourni en ressources.</text:p>
        </text:list-item>
      </text:list>
      <text:p text:style-name="Standard"/>
      <text:h text:style-name="Heading_20_1" text:outline-level="1">Pointeurs de différents types et interprétation</text:h>
      <text:p text:style-name="Standard">Soit le programme suivant:</text:p>
      <text:p text:style-name="P15"><text:span text:style-name="T9">int</text:span><text:span text:style-name="T10"> </text:span><text:span text:style-name="T12">main</text:span>(<text:span text:style-name="T9">int</text:span><text:span text:style-name="T10"> </text:span><text:span text:style-name="T13">argc</text:span>,<text:span text:style-name="T10"> </text:span><text:span text:style-name="T9">char</text:span>**<text:span text:style-name="T10"> </text:span><text:span text:style-name="T13">argv</text:span>)</text:p>
      <text:p text:style-name="P15">{</text:p>
      <text:p text:style-name="P15"><text:span text:style-name="T10"><text:s text:c="4"/></text:span><text:span text:style-name="T9">char</text:span><text:span text:style-name="T10"> </text:span>*<text:span text:style-name="T13">ptrCar</text:span>;</text:p>
      <text:p text:style-name="P15"><text:span text:style-name="T10"><text:s text:c="4"/></text:span><text:span text:style-name="T9">int</text:span><text:span text:style-name="T10"> </text:span>*<text:span text:style-name="T13">ptrEntier</text:span>;</text:p>
      <text:p text:style-name="P15"><text:span text:style-name="T10"><text:s text:c="4"/></text:span><text:span text:style-name="T9">float</text:span><text:span text:style-name="T10"> </text:span>*<text:span text:style-name="T13">ptrReel</text:span>;</text:p>
      <text:p text:style-name="P15"><text:span text:style-name="T10"><text:s text:c="4"/></text:span><text:span text:style-name="T9">char</text:span><text:span text:style-name="T10"> </text:span><text:span text:style-name="T13">chaine</text:span>[]<text:span text:style-name="T10"> </text:span>=<text:span text:style-name="T10"> </text:span><text:span text:style-name="T14">"12345678000A"</text:span>;</text:p>
      <text:p text:style-name="P15"><text:span text:style-name="T10"><text:s text:c="4"/></text:span><text:span text:style-name="T9">int</text:span><text:span text:style-name="T10"> </text:span><text:span text:style-name="T13">i</text:span>;</text:p>
      <text:p text:style-name="P15"><text:span text:style-name="T10"><text:s text:c="4"/></text:span><text:span text:style-name="T13">ptrCar</text:span><text:span text:style-name="T10"> </text:span>=<text:span text:style-name="T10"> </text:span><text:span text:style-name="T13">chaine</text:span>;</text:p>
      <text:p text:style-name="P15"><text:span text:style-name="T10"><text:s text:c="4"/></text:span><text:span text:style-name="T13">ptrEntier</text:span><text:span text:style-name="T10"> </text:span>=<text:span text:style-name="T10"> </text:span>(<text:span text:style-name="T9">int</text:span><text:span text:style-name="T10"> </text:span>*)<text:span text:style-name="T10"> </text:span><text:span text:style-name="T13">chaine</text:span>;</text:p>
      <text:p text:style-name="P15"><text:span text:style-name="T10"><text:s text:c="4"/></text:span><text:span text:style-name="T13">ptrReel</text:span><text:span text:style-name="T10"> </text:span>=<text:span text:style-name="T10"> </text:span>(<text:span text:style-name="T9">float</text:span><text:span text:style-name="T10"> </text:span>*)<text:span text:style-name="T10"> </text:span><text:span text:style-name="T13">chaine</text:span>;</text:p>
      <text:p text:style-name="P15"><text:span text:style-name="T10"><text:s text:c="4"/></text:span><text:span text:style-name="T9">for</text:span><text:span text:style-name="T10"> </text:span>(<text:span text:style-name="T13">i</text:span><text:span text:style-name="T10"> </text:span>=<text:span text:style-name="T10"> </text:span><text:span text:style-name="T15">0</text:span>;<text:span text:style-name="T10"> </text:span><text:span text:style-name="T13">i</text:span><text:span text:style-name="T10"> </text:span>&lt;<text:span text:style-name="T10"> </text:span><text:span text:style-name="T15">3</text:span>;<text:span text:style-name="T10"> </text:span><text:span text:style-name="T13">i</text:span>++)</text:p>
      <text:p text:style-name="P15"><text:span text:style-name="T10"><text:s text:c="4"/></text:span>{</text:p>
      <text:p text:style-name="P15"><text:span text:style-name="T10"><text:s text:c="8"/></text:span><text:span text:style-name="T11">printf</text:span>(<text:span text:style-name="T14">"ptrCar</text:span><text:span text:style-name="T10"> <text:s text:c="3"/></text:span><text:span text:style-name="T14">=</text:span><text:span text:style-name="T10"> </text:span><text:span text:style-name="T14">%p</text:span><text:span text:style-name="T10"> <text:s text:c="6"/></text:span><text:span text:style-name="T14">*ptrCar</text:span><text:span text:style-name="T10"> <text:s text:c="3"/></text:span><text:span text:style-name="T14">=</text:span><text:span text:style-name="T10"> </text:span><text:span text:style-name="T14">%c\n"</text:span>,<text:span text:style-name="T10"> </text:span><text:span text:style-name="T13">ptrCar</text:span>,<text:span text:style-name="T10"> </text:span>*<text:span text:style-name="T13">ptrCar</text:span>);</text:p>
      <text:p text:style-name="P15"><text:span text:style-name="T10"><text:s text:c="8"/></text:span><text:span text:style-name="T11">printf</text:span>(<text:span text:style-name="T14">"ptrEntier</text:span><text:span text:style-name="T10"> </text:span><text:span text:style-name="T14">=</text:span><text:span text:style-name="T10"> </text:span><text:span text:style-name="T14">%p</text:span><text:span text:style-name="T10"> <text:s text:c="6"/></text:span><text:span text:style-name="T14">*ptrEntier</text:span><text:span text:style-name="T10"> </text:span><text:span text:style-name="T14">=</text:span><text:span text:style-name="T10"> </text:span><text:span text:style-name="T14">%d\n"</text:span>,<text:span text:style-name="T10"> </text:span><text:span text:style-name="T13">ptrEntier</text:span>,<text:span text:style-name="T10"> </text:span>*<text:span text:style-name="T13">ptrEntier</text:span>);</text:p>
      <text:p text:style-name="P14"><text:span text:style-name="T10"><text:s text:c="8"/></text:span><text:span text:style-name="T11">printf</text:span>(<text:span text:style-name="T14">"ptrReel</text:span><text:span text:style-name="T10"> <text:s text:c="2"/></text:span><text:span text:style-name="T14">=</text:span><text:span text:style-name="T10"> </text:span><text:span text:style-name="T14">%p</text:span><text:span text:style-name="T10"> <text:s text:c="6"/></text:span><text:span text:style-name="T14">*ptrReel</text:span><text:span text:style-name="T10"> <text:s text:c="2"/></text:span><text:span text:style-name="T14">=</text:span><text:span text:style-name="T10"> </text:span><text:span text:style-name="T14">%f\n"</text:span>,<text:span text:style-name="T10"> </text:span><text:span text:style-name="T13">ptrReel</text:span>,<text:span text:style-name="T10"> </text:span>*<text:span text:style-name="T13">ptrReel</text:span>);</text:p>
      <text:p text:style-name="P15"><text:span text:style-name="T10"><text:s text:c="8"/></text:span><text:span text:style-name="T13">ptrCar</text:span>++;</text:p>
      <text:p text:style-name="P15"><text:span text:style-name="T10"><text:s text:c="8"/></text:span><text:span text:style-name="T13">ptrEntier</text:span>++;</text:p>
      <text:p text:style-name="P15"><text:span text:style-name="T10"><text:s text:c="8"/></text:span><text:span text:style-name="T13">ptrReel</text:span>++;</text:p>
      <text:p text:style-name="P15"><text:span text:style-name="T10"><text:s text:c="8"/></text:span><text:span text:style-name="T11">printf</text:span>(<text:span text:style-name="T14">"\n"</text:span>);</text:p>
      <text:p text:style-name="P15"><text:span text:style-name="T10"><text:s text:c="4"/></text:span>}</text:p>
      <text:p text:style-name="P15"><text:span text:style-name="T10"><text:s text:c="4"/></text:span><text:span text:style-name="T9">return</text:span><text:span text:style-name="T10"> </text:span>(EXIT_SUCCESS);</text:p>
      <text:p text:style-name="P15">}</text:p>
      <text:p text:style-name="P5"/>
      <text:list xml:id="list1106274312" text:style-name="Numbering_20_1">
        <text:list-item>
          <text:p text:style-name="P56"><text:s/>Simuler l'execution du programme ci-dessus en complétant les mappings.</text:p>
        </text:list-item>
      </text:list>
      <text:p text:style-name="P20">Avant la boucle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A"/>
        <table:table-row>
          <table:table-cell table:style-name="Tableau7.A1" office:value-type="string">
            <text:p text:style-name="P23">Adresse</text:p>
          </table:table-cell>
          <table:table-cell table:style-name="Tableau7.A1" office:value-type="string">
            <text:p text:style-name="P23">Valeur(sur 8 bits)<text:span text:style-name="T16"> en hexa</text:span></text:p>
          </table:table-cell>
          <table:table-cell table:style-name="Tableau7.A1" office:value-type="string">
            <text:p text:style-name="P30">Valeur en Ascii</text:p>
          </table:table-cell>
          <table:table-cell table:style-name="Tableau7.D1" office:value-type="string">
            <text:p text:style-name="P23">Nom de la variable</text:p>
          </table:table-cell>
        </table:table-row>
        <table:table-row>
          <table:table-cell table:style-name="Tableau7.A2" office:value-type="string">
            <text:p text:style-name="P25">00 00 7f ff ff ff e1 <text:span text:style-name="T17">df</text:span></text:p>
          </table:table-cell>
          <table:table-cell table:style-name="Tableau7.A2" office:value-type="string">
            <text:p text:style-name="P28">41</text:p>
          </table:table-cell>
          <table:table-cell table:style-name="Tableau7.A2" office:value-type="string">
            <text:p text:style-name="P18"><text:span text:style-name="T19">'</text:span>A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e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d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c</text:span></text:p>
          </table:table-cell>
          <table:table-cell table:style-name="Tableau7.A2" office:value-type="string">
            <text:p text:style-name="P28">30</text:p>
          </table:table-cell>
          <table:table-cell table:style-name="Tableau7.A2" office:value-type="string">
            <text:p text:style-name="P18"><text:span text:style-name="T19">'</text:span>0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b</text:span></text:p>
          </table:table-cell>
          <table:table-cell table:style-name="Tableau7.A2" office:value-type="string">
            <text:p text:style-name="P28">38</text:p>
          </table:table-cell>
          <table:table-cell table:style-name="Tableau7.A2" office:value-type="string">
            <text:p text:style-name="P18"><text:span text:style-name="T19">'</text:span>8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a</text:span></text:p>
          </table:table-cell>
          <table:table-cell table:style-name="Tableau7.A2" office:value-type="string">
            <text:p text:style-name="P28">37</text:p>
          </table:table-cell>
          <table:table-cell table:style-name="Tableau7.A2" office:value-type="string">
            <text:p text:style-name="P18"><text:span text:style-name="T19">'</text:span>7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9</text:span></text:p>
          </table:table-cell>
          <table:table-cell table:style-name="Tableau7.A2" office:value-type="string">
            <text:p text:style-name="P28">36</text:p>
          </table:table-cell>
          <table:table-cell table:style-name="Tableau7.A2" office:value-type="string">
            <text:p text:style-name="P18"><text:span text:style-name="T19">'</text:span>6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8</text:span></text:p>
          </table:table-cell>
          <table:table-cell table:style-name="Tableau7.A2" office:value-type="string">
            <text:p text:style-name="P28">35</text:p>
          </table:table-cell>
          <table:table-cell table:style-name="Tableau7.A2" office:value-type="string">
            <text:p text:style-name="P18"><text:span text:style-name="T19">'</text:span>5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7</text:span></text:p>
          </table:table-cell>
          <table:table-cell table:style-name="Tableau7.A2" office:value-type="string">
            <text:p text:style-name="P28">34</text:p>
          </table:table-cell>
          <table:table-cell table:style-name="Tableau7.A2" office:value-type="string">
            <text:p text:style-name="P18"><text:span text:style-name="T19">'</text:span>4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6</text:span></text:p>
          </table:table-cell>
          <table:table-cell table:style-name="Tableau7.A2" office:value-type="string">
            <text:p text:style-name="P28">33</text:p>
          </table:table-cell>
          <table:table-cell table:style-name="Tableau7.A2" office:value-type="string">
            <text:p text:style-name="P18"><text:span text:style-name="T19">'</text:span>3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5</text:span></text:p>
          </table:table-cell>
          <table:table-cell table:style-name="Tableau7.A2" office:value-type="string">
            <text:p text:style-name="P28">32</text:p>
          </table:table-cell>
          <table:table-cell table:style-name="Tableau7.A2" office:value-type="string">
            <text:p text:style-name="P18"><text:span text:style-name="T19">'</text:span>2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2" office:value-type="string">
            <text:p text:style-name="P25">00 00 7f ff ff ff e1 <text:span text:style-name="T17">d4</text:span></text:p>
          </table:table-cell>
          <table:table-cell table:style-name="Tableau7.A2" office:value-type="string">
            <text:p text:style-name="P28">31</text:p>
          </table:table-cell>
          <table:table-cell table:style-name="Tableau7.A2" office:value-type="string">
            <text:p text:style-name="P18"><text:span text:style-name="T19">'</text:span>1<text:span text:style-name="T19">'</text:span></text:p>
          </table:table-cell>
          <table:table-cell table:style-name="Tableau7.D2" office:value-type="string">
            <text:p text:style-name="P21"/>
          </table:table-cell>
        </table:table-row>
        <table:table-row>
          <table:table-cell table:style-name="Tableau7.A16" office:value-type="string">
            <text:p text:style-name="P25">00 00 7f ff ff ff e1 <text:span text:style-name="T17">d3</text:span></text:p>
          </table:table-cell>
          <table:table-cell table:style-name="Tableau7.B16" office:value-type="string">
            <text:p text:style-name="P32">00</text:p>
          </table:table-cell>
          <table:table-cell table:style-name="Tableau7.C14" office:value-type="string">
            <text:p text:style-name="P16"/>
          </table:table-cell>
          <table:table-cell table:style-name="Tableau7.D14" table:number-rows-spanned="8" office:value-type="string">
            <text:p text:style-name="P30">ptrEntier</text:p>
          </table:table-cell>
        </table:table-row>
        <table:table-row>
          <table:table-cell table:style-name="Tableau7.A16" office:value-type="string">
            <text:p text:style-name="P25">00 00 7f ff ff ff e1 <text:span text:style-name="T17">d2</text:span></text:p>
          </table:table-cell>
          <table:table-cell table:style-name="Tableau7.B16" office:value-type="string">
            <text:p text:style-name="P32">00</text:p>
          </table:table-cell>
          <table:table-cell table:style-name="Tableau7.C15" office:value-type="string">
            <text:p text:style-name="P34"/>
          </table:table-cell>
          <table:covered-table-cell/>
        </table:table-row>
        <table:table-row>
          <table:table-cell table:style-name="Tableau7.A16" office:value-type="string">
            <text:p text:style-name="P25">00 00 7f ff ff ff e1 <text:span text:style-name="T17">d1</text:span></text:p>
          </table:table-cell>
          <table:table-cell table:style-name="Tableau7.B16" office:value-type="string">
            <text:p text:style-name="P32">7f</text:p>
          </table:table-cell>
          <table:table-cell table:style-name="Tableau7.C16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7">d0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7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f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8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e</text:span></text:p>
          </table:table-cell>
          <table:table-cell table:style-name="Tableau7.B21" office:value-type="string">
            <text:p text:style-name="P32">ff</text:p>
          </table:table-cell>
          <table:table-cell table:style-name="Tableau7.C19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d</text:span></text:p>
          </table:table-cell>
          <table:table-cell table:style-name="Tableau7.B21" office:value-type="string">
            <text:p text:style-name="P32">e1</text:p>
          </table:table-cell>
          <table:table-cell table:style-name="Tableau7.C20" office:value-type="string">
            <text:p text:style-name="P34"/>
          </table:table-cell>
          <table:covered-table-cell/>
        </table:table-row>
        <table:table-row>
          <table:table-cell table:style-name="Tableau7.A21" office:value-type="string">
            <text:p text:style-name="P25">00 00 7f ff ff ff e1 <text:span text:style-name="T18">cc</text:span></text:p>
          </table:table-cell>
          <table:table-cell table:style-name="Tableau7.B21" office:value-type="string">
            <text:p text:style-name="P30">d4</text:p>
          </table:table-cell>
          <table:table-cell table:style-name="Tableau7.C21" office:value-type="string">
            <text:p text:style-name="P34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b</text:span></text:p>
          </table:table-cell>
          <table:table-cell table:style-name="Tableau7.B29" office:value-type="string">
            <text:p text:style-name="P32">00</text:p>
          </table:table-cell>
          <table:table-cell table:style-name="Tableau7.C22" office:value-type="string">
            <text:p text:style-name="P32"/>
          </table:table-cell>
          <table:table-cell table:style-name="Tableau7.D22" table:number-rows-spanned="8" office:value-type="string">
            <text:p text:style-name="P34"/>
            <text:p text:style-name="P30">chaine</text:p>
          </table:table-cell>
        </table:table-row>
        <table:table-row>
          <table:table-cell table:style-name="Tableau7.A29" office:value-type="string">
            <text:p text:style-name="P25">00 00 7f ff ff ff e1 <text:span text:style-name="T18">ca</text:span></text:p>
          </table:table-cell>
          <table:table-cell table:style-name="Tableau7.B29" office:value-type="string">
            <text:p text:style-name="P32">00</text:p>
          </table:table-cell>
          <table:table-cell table:style-name="Tableau7.C23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9</text:span></text:p>
          </table:table-cell>
          <table:table-cell table:style-name="Tableau7.B29" office:value-type="string">
            <text:p text:style-name="P32">7f</text:p>
          </table:table-cell>
          <table:table-cell table:style-name="Tableau7.C24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8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5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7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6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6</text:span></text:p>
          </table:table-cell>
          <table:table-cell table:style-name="Tableau7.B29" office:value-type="string">
            <text:p text:style-name="P32">ff</text:p>
          </table:table-cell>
          <table:table-cell table:style-name="Tableau7.C27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5</text:span></text:p>
          </table:table-cell>
          <table:table-cell table:style-name="Tableau7.B29" office:value-type="string">
            <text:p text:style-name="P32">e1</text:p>
          </table:table-cell>
          <table:table-cell table:style-name="Tableau7.C28" office:value-type="string">
            <text:p text:style-name="P32"/>
          </table:table-cell>
          <table:covered-table-cell/>
        </table:table-row>
        <table:table-row>
          <table:table-cell table:style-name="Tableau7.A29" office:value-type="string">
            <text:p text:style-name="P25">00 00 7f ff ff ff e1 <text:span text:style-name="T18">c4</text:span></text:p>
          </table:table-cell>
          <table:table-cell table:style-name="Tableau7.B29" office:value-type="string">
            <text:p text:style-name="P30">d4</text:p>
          </table:table-cell>
          <table:table-cell table:style-name="Tableau7.C29" office:value-type="string">
            <text:p text:style-name="P32"/>
          </table:table-cell>
          <table:covered-table-cell/>
        </table:table-row>
        <table:table-row>
          <table:table-cell table:style-name="Tableau7.A31" office:value-type="string">
            <text:p text:style-name="P25">00 00 7f ff ff ff e1 <text:span text:style-name="T18">c3</text:span></text:p>
          </table:table-cell>
          <table:table-cell table:style-name="Tableau7.B31" office:value-type="string">
            <text:p text:style-name="P32">00</text:p>
          </table:table-cell>
          <table:table-cell table:style-name="Tableau7.C30" office:value-type="string">
            <text:p text:style-name="P36"/>
          </table:table-cell>
          <table:table-cell table:style-name="Tableau7.D30" table:number-rows-spanned="8" office:value-type="string">
            <text:p text:style-name="P36"/>
            <text:p text:style-name="P30">ptrCar</text:p>
          </table:table-cell>
        </table:table-row>
        <table:table-row>
          <table:table-cell table:style-name="Tableau7.A31" office:value-type="string">
            <text:p text:style-name="P25">00 00 7f ff ff ff e1 <text:span text:style-name="T18">c2</text:span></text:p>
          </table:table-cell>
          <table:table-cell table:style-name="Tableau7.B31" office:value-type="string">
            <text:p text:style-name="P32">00</text:p>
          </table:table-cell>
          <table:table-cell table:style-name="Tableau7.C31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8">c1</text:span></text:p>
          </table:table-cell>
          <table:table-cell table:style-name="Tableau7.B36" office:value-type="string">
            <text:p text:style-name="P32">7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8">c0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f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4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e</text:span></text:p>
          </table:table-cell>
          <table:table-cell table:style-name="Tableau7.B36" office:value-type="string">
            <text:p text:style-name="P32">ff</text:p>
          </table:table-cell>
          <table:table-cell table:style-name="Tableau7.C36" office:value-type="string">
            <text:p text:style-name="P36"/>
          </table:table-cell>
          <table:covered-table-cell/>
        </table:table-row>
        <table:table-row>
          <table:table-cell table:style-name="Tableau7.A36" office:value-type="string">
            <text:p text:style-name="P25">00 00 7f ff ff ff e1 <text:span text:style-name="T19">bd</text:span></text:p>
          </table:table-cell>
          <table:table-cell table:style-name="Tableau7.B36" office:value-type="string">
            <text:p text:style-name="P32">e1</text:p>
          </table:table-cell>
          <table:table-cell table:style-name="Tableau7.C36" office:value-type="string">
            <text:p text:style-name="P36"/>
          </table:table-cell>
          <table:covered-table-cell/>
        </table:table-row>
        <table:table-row>
          <table:table-cell table:style-name="Tableau7.A37" office:value-type="string">
            <text:p text:style-name="P25">00 00 7f ff ff ff e1 <text:span text:style-name="T19">bc</text:span></text:p>
          </table:table-cell>
          <table:table-cell table:style-name="Tableau7.B37" office:value-type="string">
            <text:p text:style-name="P30">d4</text:p>
          </table:table-cell>
          <table:table-cell table:style-name="Tableau7.C37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b</text:span></text:p>
          </table:table-cell>
          <table:table-cell table:style-name="Tableau7.B44" office:value-type="string">
            <text:p text:style-name="P32">00</text:p>
          </table:table-cell>
          <table:table-cell table:style-name="Tableau7.C44" office:value-type="string">
            <text:p text:style-name="P36"/>
          </table:table-cell>
          <table:table-cell table:style-name="Tableau7.D38" table:number-rows-spanned="8" office:value-type="string">
            <text:p text:style-name="P38">ptrReel</text:p>
          </table:table-cell>
        </table:table-row>
        <table:table-row>
          <table:table-cell table:style-name="Tableau7.A44" office:value-type="string">
            <text:p text:style-name="P26">00 00 7f ff ff ff e1 <text:span text:style-name="T19">ba</text:span></text:p>
          </table:table-cell>
          <table:table-cell table:style-name="Tableau7.B44" office:value-type="string">
            <text:p text:style-name="P32">00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9</text:span></text:p>
          </table:table-cell>
          <table:table-cell table:style-name="Tableau7.B44" office:value-type="string">
            <text:p text:style-name="P32">7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8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7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6</text:span></text:p>
          </table:table-cell>
          <table:table-cell table:style-name="Tableau7.B44" office:value-type="string">
            <text:p text:style-name="P32">ff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4" office:value-type="string">
            <text:p text:style-name="P26">00 00 7f ff ff ff e1 <text:span text:style-name="T19">b5</text:span></text:p>
          </table:table-cell>
          <table:table-cell table:style-name="Tableau7.B44" office:value-type="string">
            <text:p text:style-name="P32">e1</text:p>
          </table:table-cell>
          <table:table-cell table:style-name="Tableau7.C44" office:value-type="string">
            <text:p text:style-name="P36"/>
          </table:table-cell>
          <table:covered-table-cell/>
        </table:table-row>
        <table:table-row>
          <table:table-cell table:style-name="Tableau7.A45" office:value-type="string">
            <text:p text:style-name="P26">00 00 7f ff ff ff e1 <text:span text:style-name="T19">b4</text:span></text:p>
          </table:table-cell>
          <table:table-cell table:style-name="Tableau7.B45" office:value-type="string">
            <text:p text:style-name="P30">d4</text:p>
          </table:table-cell>
          <table:table-cell table:style-name="Tableau7.C45" office:value-type="string">
            <text:p text:style-name="P36"/>
          </table:table-cell>
          <table:covered-table-cell/>
        </table:table-row>
      </table:table>
      <text:p text:style-name="Heading_20_3"><text:soft-page-break/>Fin du premier tour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>
          <table:table-cell table:style-name="Tableau2.A1" office:value-type="string">
            <text:p text:style-name="P24">Adresse</text:p>
          </table:table-cell>
          <table:table-cell table:style-name="Tableau2.A1" office:value-type="string">
            <text:p text:style-name="P24">Valeur(sur 8 bits)<text:span text:style-name="T16"> en hexa</text:span></text:p>
          </table:table-cell>
          <table:table-cell table:style-name="Tableau2.A1" office:value-type="string">
            <text:p text:style-name="P31">Valeur en Ascii</text:p>
          </table:table-cell>
          <table:table-cell table:style-name="Tableau2.D1" office:value-type="string">
            <text:p text:style-name="P24">Nom de la variable</text:p>
          </table:table-cell>
        </table:table-row>
        <table:table-row>
          <table:table-cell table:style-name="Tableau2.A2" office:value-type="string">
            <text:p text:style-name="P27">00 00 7f ff ff ff e1 <text:span text:style-name="T17">df</text:span></text:p>
          </table:table-cell>
          <table:table-cell table:style-name="Tableau2.A2" office:value-type="string">
            <text:p text:style-name="P29">41</text:p>
          </table:table-cell>
          <table:table-cell table:style-name="Tableau2.A2" office:value-type="string">
            <text:p text:style-name="P19"><text:span text:style-name="T19">'</text:span>A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e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d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c</text:span></text:p>
          </table:table-cell>
          <table:table-cell table:style-name="Tableau2.A2" office:value-type="string">
            <text:p text:style-name="P29">30</text:p>
          </table:table-cell>
          <table:table-cell table:style-name="Tableau2.A2" office:value-type="string">
            <text:p text:style-name="P19"><text:span text:style-name="T19">'</text:span>0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b</text:span></text:p>
          </table:table-cell>
          <table:table-cell table:style-name="Tableau2.A2" office:value-type="string">
            <text:p text:style-name="P29">38</text:p>
          </table:table-cell>
          <table:table-cell table:style-name="Tableau2.A2" office:value-type="string">
            <text:p text:style-name="P19"><text:span text:style-name="T19">'</text:span>8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a</text:span></text:p>
          </table:table-cell>
          <table:table-cell table:style-name="Tableau2.A2" office:value-type="string">
            <text:p text:style-name="P29">37</text:p>
          </table:table-cell>
          <table:table-cell table:style-name="Tableau2.A2" office:value-type="string">
            <text:p text:style-name="P19"><text:span text:style-name="T19">'</text:span>7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9</text:span></text:p>
          </table:table-cell>
          <table:table-cell table:style-name="Tableau2.A2" office:value-type="string">
            <text:p text:style-name="P29">36</text:p>
          </table:table-cell>
          <table:table-cell table:style-name="Tableau2.A2" office:value-type="string">
            <text:p text:style-name="P19"><text:span text:style-name="T19">'</text:span>6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8</text:span></text:p>
          </table:table-cell>
          <table:table-cell table:style-name="Tableau2.A2" office:value-type="string">
            <text:p text:style-name="P29">35</text:p>
          </table:table-cell>
          <table:table-cell table:style-name="Tableau2.A2" office:value-type="string">
            <text:p text:style-name="P19"><text:span text:style-name="T19">'</text:span>5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7</text:span></text:p>
          </table:table-cell>
          <table:table-cell table:style-name="Tableau2.A2" office:value-type="string">
            <text:p text:style-name="P29">34</text:p>
          </table:table-cell>
          <table:table-cell table:style-name="Tableau2.A2" office:value-type="string">
            <text:p text:style-name="P19"><text:span text:style-name="T19">'</text:span>4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6</text:span></text:p>
          </table:table-cell>
          <table:table-cell table:style-name="Tableau2.A2" office:value-type="string">
            <text:p text:style-name="P29">33</text:p>
          </table:table-cell>
          <table:table-cell table:style-name="Tableau2.A2" office:value-type="string">
            <text:p text:style-name="P19"><text:span text:style-name="T19">'</text:span>3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5</text:span></text:p>
          </table:table-cell>
          <table:table-cell table:style-name="Tableau2.A2" office:value-type="string">
            <text:p text:style-name="P29">32</text:p>
          </table:table-cell>
          <table:table-cell table:style-name="Tableau2.A2" office:value-type="string">
            <text:p text:style-name="P19"><text:span text:style-name="T19">'</text:span>2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7">00 00 7f ff ff ff e1 <text:span text:style-name="T17">d4</text:span></text:p>
          </table:table-cell>
          <table:table-cell table:style-name="Tableau2.A2" office:value-type="string">
            <text:p text:style-name="P29">31</text:p>
          </table:table-cell>
          <table:table-cell table:style-name="Tableau2.A2" office:value-type="string">
            <text:p text:style-name="P19"><text:span text:style-name="T19">'</text:span>1<text:span text:style-name="T19">'</text:span></text:p>
          </table:table-cell>
          <table:table-cell table:style-name="Tableau2.D2" office:value-type="string">
            <text:p text:style-name="P22"/>
          </table:table-cell>
        </table:table-row>
        <table:table-row>
          <table:table-cell table:style-name="Tableau2.A16" office:value-type="string">
            <text:p text:style-name="P27">00 00 7f ff ff ff e1 <text:span text:style-name="T17">d3</text:span></text:p>
          </table:table-cell>
          <table:table-cell table:style-name="Tableau2.B16" office:value-type="string">
            <text:p text:style-name="P32">00</text:p>
          </table:table-cell>
          <table:table-cell table:style-name="Tableau2.C14" office:value-type="string">
            <text:p text:style-name="P17"/>
          </table:table-cell>
          <table:table-cell table:style-name="Tableau2.D14" table:number-rows-spanned="8" office:value-type="string">
            <text:p text:style-name="P31">ptrEntier</text:p>
          </table:table-cell>
        </table:table-row>
        <table:table-row>
          <table:table-cell table:style-name="Tableau2.A16" office:value-type="string">
            <text:p text:style-name="P27">00 00 7f ff ff ff e1 <text:span text:style-name="T17">d2</text:span></text:p>
          </table:table-cell>
          <table:table-cell table:style-name="Tableau2.B16" office:value-type="string">
            <text:p text:style-name="P32">00</text:p>
          </table:table-cell>
          <table:table-cell table:style-name="Tableau2.C15" office:value-type="string">
            <text:p text:style-name="P35"/>
          </table:table-cell>
          <table:covered-table-cell/>
        </table:table-row>
        <table:table-row>
          <table:table-cell table:style-name="Tableau2.A16" office:value-type="string">
            <text:p text:style-name="P27">00 00 7f ff ff ff e1 <text:span text:style-name="T17">d1</text:span></text:p>
          </table:table-cell>
          <table:table-cell table:style-name="Tableau2.B16" office:value-type="string">
            <text:p text:style-name="P32">7f</text:p>
          </table:table-cell>
          <table:table-cell table:style-name="Tableau2.C16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7">d0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7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f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8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e</text:span></text:p>
          </table:table-cell>
          <table:table-cell table:style-name="Tableau2.B21" office:value-type="string">
            <text:p text:style-name="P32">ff</text:p>
          </table:table-cell>
          <table:table-cell table:style-name="Tableau2.C19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d</text:span></text:p>
          </table:table-cell>
          <table:table-cell table:style-name="Tableau2.B21" office:value-type="string">
            <text:p text:style-name="P32">e1</text:p>
          </table:table-cell>
          <table:table-cell table:style-name="Tableau2.C20" office:value-type="string">
            <text:p text:style-name="P35"/>
          </table:table-cell>
          <table:covered-table-cell/>
        </table:table-row>
        <table:table-row>
          <table:table-cell table:style-name="Tableau2.A21" office:value-type="string">
            <text:p text:style-name="P27">00 00 7f ff ff ff e1 <text:span text:style-name="T18">cc</text:span></text:p>
          </table:table-cell>
          <table:table-cell table:style-name="Tableau2.B21" office:value-type="string">
            <text:p text:style-name="P48">d8</text:p>
          </table:table-cell>
          <table:table-cell table:style-name="Tableau2.C21" office:value-type="string">
            <text:p text:style-name="P35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b</text:span></text:p>
          </table:table-cell>
          <table:table-cell table:style-name="Tableau2.B29" office:value-type="string">
            <text:p text:style-name="P32">00</text:p>
          </table:table-cell>
          <table:table-cell table:style-name="Tableau2.C22" office:value-type="string">
            <text:p text:style-name="P33"/>
          </table:table-cell>
          <table:table-cell table:style-name="Tableau2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2.A29" office:value-type="string">
            <text:p text:style-name="P27">00 00 7f ff ff ff e1 <text:span text:style-name="T18">ca</text:span></text:p>
          </table:table-cell>
          <table:table-cell table:style-name="Tableau2.B29" office:value-type="string">
            <text:p text:style-name="P32">00</text:p>
          </table:table-cell>
          <table:table-cell table:style-name="Tableau2.C23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9</text:span></text:p>
          </table:table-cell>
          <table:table-cell table:style-name="Tableau2.B29" office:value-type="string">
            <text:p text:style-name="P32">7f</text:p>
          </table:table-cell>
          <table:table-cell table:style-name="Tableau2.C24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8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5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7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6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6</text:span></text:p>
          </table:table-cell>
          <table:table-cell table:style-name="Tableau2.B29" office:value-type="string">
            <text:p text:style-name="P32">ff</text:p>
          </table:table-cell>
          <table:table-cell table:style-name="Tableau2.C27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5</text:span></text:p>
          </table:table-cell>
          <table:table-cell table:style-name="Tableau2.B29" office:value-type="string">
            <text:p text:style-name="P32">e1</text:p>
          </table:table-cell>
          <table:table-cell table:style-name="Tableau2.C28" office:value-type="string">
            <text:p text:style-name="P33"/>
          </table:table-cell>
          <table:covered-table-cell/>
        </table:table-row>
        <table:table-row>
          <table:table-cell table:style-name="Tableau2.A29" office:value-type="string">
            <text:p text:style-name="P27">00 00 7f ff ff ff e1 <text:span text:style-name="T18">c4</text:span></text:p>
          </table:table-cell>
          <table:table-cell table:style-name="Tableau2.B29" office:value-type="string">
            <text:p text:style-name="P30">d4</text:p>
          </table:table-cell>
          <table:table-cell table:style-name="Tableau2.C29" office:value-type="string">
            <text:p text:style-name="P33"/>
          </table:table-cell>
          <table:covered-table-cell/>
        </table:table-row>
        <table:table-row>
          <table:table-cell table:style-name="Tableau2.A31" office:value-type="string">
            <text:p text:style-name="P27">00 00 7f ff ff ff e1 <text:span text:style-name="T18">c3</text:span></text:p>
          </table:table-cell>
          <table:table-cell table:style-name="Tableau2.B31" office:value-type="string">
            <text:p text:style-name="P32">00</text:p>
          </table:table-cell>
          <table:table-cell table:style-name="Tableau2.C30" office:value-type="string">
            <text:p text:style-name="P37"/>
          </table:table-cell>
          <table:table-cell table:style-name="Tableau2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2.A31" office:value-type="string">
            <text:p text:style-name="P27">00 00 7f ff ff ff e1 <text:span text:style-name="T18">c2</text:span></text:p>
          </table:table-cell>
          <table:table-cell table:style-name="Tableau2.B31" office:value-type="string">
            <text:p text:style-name="P32">00</text:p>
          </table:table-cell>
          <table:table-cell table:style-name="Tableau2.C31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8">c1</text:span></text:p>
          </table:table-cell>
          <table:table-cell table:style-name="Tableau2.B36" office:value-type="string">
            <text:p text:style-name="P32">7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8">c0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f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4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e</text:span></text:p>
          </table:table-cell>
          <table:table-cell table:style-name="Tableau2.B36" office:value-type="string">
            <text:p text:style-name="P32">ff</text:p>
          </table:table-cell>
          <table:table-cell table:style-name="Tableau2.C36" office:value-type="string">
            <text:p text:style-name="P37"/>
          </table:table-cell>
          <table:covered-table-cell/>
        </table:table-row>
        <table:table-row>
          <table:table-cell table:style-name="Tableau2.A36" office:value-type="string">
            <text:p text:style-name="P27">00 00 7f ff ff ff e1 <text:span text:style-name="T19">bd</text:span></text:p>
          </table:table-cell>
          <table:table-cell table:style-name="Tableau2.B36" office:value-type="string">
            <text:p text:style-name="P32">e1</text:p>
          </table:table-cell>
          <table:table-cell table:style-name="Tableau2.C36" office:value-type="string">
            <text:p text:style-name="P37"/>
          </table:table-cell>
          <table:covered-table-cell/>
        </table:table-row>
        <table:table-row>
          <table:table-cell table:style-name="Tableau2.A37" office:value-type="string">
            <text:p text:style-name="P27">00 00 7f ff ff ff e1 <text:span text:style-name="T19">bc</text:span></text:p>
          </table:table-cell>
          <table:table-cell table:style-name="Tableau2.B37" office:value-type="string">
            <text:p text:style-name="P30">d<text:span text:style-name="T21">5</text:span></text:p>
          </table:table-cell>
          <table:table-cell table:style-name="Tableau2.C37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b</text:span></text:p>
          </table:table-cell>
          <table:table-cell table:style-name="Tableau2.B44" office:value-type="string">
            <text:p text:style-name="P32">00</text:p>
          </table:table-cell>
          <table:table-cell table:style-name="Tableau2.C44" office:value-type="string">
            <text:p text:style-name="P37"/>
          </table:table-cell>
          <table:table-cell table:style-name="Tableau2.D38" table:number-rows-spanned="8" office:value-type="string">
            <text:p text:style-name="P39">ptrReel</text:p>
          </table:table-cell>
        </table:table-row>
        <table:table-row>
          <table:table-cell table:style-name="Tableau2.A44" office:value-type="string">
            <text:p text:style-name="P27">00 00 7f ff ff ff e1 <text:span text:style-name="T19">ba</text:span></text:p>
          </table:table-cell>
          <table:table-cell table:style-name="Tableau2.B44" office:value-type="string">
            <text:p text:style-name="P32">00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9</text:span></text:p>
          </table:table-cell>
          <table:table-cell table:style-name="Tableau2.B44" office:value-type="string">
            <text:p text:style-name="P32">7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8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7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6</text:span></text:p>
          </table:table-cell>
          <table:table-cell table:style-name="Tableau2.B44" office:value-type="string">
            <text:p text:style-name="P32">ff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4" office:value-type="string">
            <text:p text:style-name="P27">00 00 7f ff ff ff e1 <text:span text:style-name="T19">b5</text:span></text:p>
          </table:table-cell>
          <table:table-cell table:style-name="Tableau2.B44" office:value-type="string">
            <text:p text:style-name="P32">e1</text:p>
          </table:table-cell>
          <table:table-cell table:style-name="Tableau2.C44" office:value-type="string">
            <text:p text:style-name="P37"/>
          </table:table-cell>
          <table:covered-table-cell/>
        </table:table-row>
        <table:table-row>
          <table:table-cell table:style-name="Tableau2.A45" office:value-type="string">
            <text:p text:style-name="P27">00 00 7f ff ff ff e1 <text:span text:style-name="T19">b4</text:span></text:p>
          </table:table-cell>
          <table:table-cell table:style-name="Tableau2.B45" office:value-type="string">
            <text:p text:style-name="P30">d<text:span text:style-name="T21">8</text:span></text:p>
          </table:table-cell>
          <table:table-cell table:style-name="Tableau2.C45" office:value-type="string">
            <text:p text:style-name="P37"/>
          </table:table-cell>
          <table:covered-table-cell/>
        </table:table-row>
      </table:table>
      <text:p text:style-name="P3">Fin du deuxième tour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>
          <table:table-cell table:style-name="Tableau3.A1" office:value-type="string">
            <text:p text:style-name="P24">Adresse</text:p>
          </table:table-cell>
          <table:table-cell table:style-name="Tableau3.A1" office:value-type="string">
            <text:p text:style-name="P24">Valeur(sur 8 bits)<text:span text:style-name="T16"> en hexa</text:span></text:p>
          </table:table-cell>
          <table:table-cell table:style-name="Tableau3.A1" office:value-type="string">
            <text:p text:style-name="P31">Valeur en Ascii</text:p>
          </table:table-cell>
          <table:table-cell table:style-name="Tableau3.D1" office:value-type="string">
            <text:p text:style-name="P24">Nom de la variable</text:p>
          </table:table-cell>
        </table:table-row>
        <table:table-row>
          <table:table-cell table:style-name="Tableau3.A2" office:value-type="string">
            <text:p text:style-name="P27">00 00 7f ff ff ff e1 <text:span text:style-name="T17">df</text:span></text:p>
          </table:table-cell>
          <table:table-cell table:style-name="Tableau3.A2" office:value-type="string">
            <text:p text:style-name="P29">41</text:p>
          </table:table-cell>
          <table:table-cell table:style-name="Tableau3.A2" office:value-type="string">
            <text:p text:style-name="P19"><text:span text:style-name="T19">'</text:span>A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e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d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c</text:span></text:p>
          </table:table-cell>
          <table:table-cell table:style-name="Tableau3.A2" office:value-type="string">
            <text:p text:style-name="P29">30</text:p>
          </table:table-cell>
          <table:table-cell table:style-name="Tableau3.A2" office:value-type="string">
            <text:p text:style-name="P19"><text:span text:style-name="T19">'</text:span>0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b</text:span></text:p>
          </table:table-cell>
          <table:table-cell table:style-name="Tableau3.A2" office:value-type="string">
            <text:p text:style-name="P29">38</text:p>
          </table:table-cell>
          <table:table-cell table:style-name="Tableau3.A2" office:value-type="string">
            <text:p text:style-name="P19"><text:span text:style-name="T19">'</text:span>8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a</text:span></text:p>
          </table:table-cell>
          <table:table-cell table:style-name="Tableau3.A2" office:value-type="string">
            <text:p text:style-name="P29">37</text:p>
          </table:table-cell>
          <table:table-cell table:style-name="Tableau3.A2" office:value-type="string">
            <text:p text:style-name="P19"><text:span text:style-name="T19">'</text:span>7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9</text:span></text:p>
          </table:table-cell>
          <table:table-cell table:style-name="Tableau3.A2" office:value-type="string">
            <text:p text:style-name="P29">36</text:p>
          </table:table-cell>
          <table:table-cell table:style-name="Tableau3.A2" office:value-type="string">
            <text:p text:style-name="P19"><text:span text:style-name="T19">'</text:span>6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8</text:span></text:p>
          </table:table-cell>
          <table:table-cell table:style-name="Tableau3.A2" office:value-type="string">
            <text:p text:style-name="P29">35</text:p>
          </table:table-cell>
          <table:table-cell table:style-name="Tableau3.A2" office:value-type="string">
            <text:p text:style-name="P19"><text:span text:style-name="T19">'</text:span>5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7</text:span></text:p>
          </table:table-cell>
          <table:table-cell table:style-name="Tableau3.A2" office:value-type="string">
            <text:p text:style-name="P29">34</text:p>
          </table:table-cell>
          <table:table-cell table:style-name="Tableau3.A2" office:value-type="string">
            <text:p text:style-name="P19"><text:span text:style-name="T19">'</text:span>4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6</text:span></text:p>
          </table:table-cell>
          <table:table-cell table:style-name="Tableau3.A2" office:value-type="string">
            <text:p text:style-name="P29">33</text:p>
          </table:table-cell>
          <table:table-cell table:style-name="Tableau3.A2" office:value-type="string">
            <text:p text:style-name="P19"><text:span text:style-name="T19">'</text:span>3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5</text:span></text:p>
          </table:table-cell>
          <table:table-cell table:style-name="Tableau3.A2" office:value-type="string">
            <text:p text:style-name="P29">32</text:p>
          </table:table-cell>
          <table:table-cell table:style-name="Tableau3.A2" office:value-type="string">
            <text:p text:style-name="P19"><text:span text:style-name="T19">'</text:span>2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7">00 00 7f ff ff ff e1 <text:span text:style-name="T17">d4</text:span></text:p>
          </table:table-cell>
          <table:table-cell table:style-name="Tableau3.A2" office:value-type="string">
            <text:p text:style-name="P29">31</text:p>
          </table:table-cell>
          <table:table-cell table:style-name="Tableau3.A2" office:value-type="string">
            <text:p text:style-name="P19"><text:span text:style-name="T19">'</text:span>1<text:span text:style-name="T19">'</text:span></text:p>
          </table:table-cell>
          <table:table-cell table:style-name="Tableau3.D2" office:value-type="string">
            <text:p text:style-name="P22"/>
          </table:table-cell>
        </table:table-row>
        <table:table-row>
          <table:table-cell table:style-name="Tableau3.A16" office:value-type="string">
            <text:p text:style-name="P27">00 00 7f ff ff ff e1 <text:span text:style-name="T17">d3</text:span></text:p>
          </table:table-cell>
          <table:table-cell table:style-name="Tableau3.B16" office:value-type="string">
            <text:p text:style-name="P32">00</text:p>
          </table:table-cell>
          <table:table-cell table:style-name="Tableau3.C14" office:value-type="string">
            <text:p text:style-name="P17"/>
          </table:table-cell>
          <table:table-cell table:style-name="Tableau3.D14" table:number-rows-spanned="8" office:value-type="string">
            <text:p text:style-name="P31">ptrEntier</text:p>
          </table:table-cell>
        </table:table-row>
        <table:table-row>
          <table:table-cell table:style-name="Tableau3.A16" office:value-type="string">
            <text:p text:style-name="P27">00 00 7f ff ff ff e1 <text:span text:style-name="T17">d2</text:span></text:p>
          </table:table-cell>
          <table:table-cell table:style-name="Tableau3.B16" office:value-type="string">
            <text:p text:style-name="P32">00</text:p>
          </table:table-cell>
          <table:table-cell table:style-name="Tableau3.C15" office:value-type="string">
            <text:p text:style-name="P35"/>
          </table:table-cell>
          <table:covered-table-cell/>
        </table:table-row>
        <table:table-row>
          <table:table-cell table:style-name="Tableau3.A16" office:value-type="string">
            <text:p text:style-name="P27">00 00 7f ff ff ff e1 <text:span text:style-name="T17">d1</text:span></text:p>
          </table:table-cell>
          <table:table-cell table:style-name="Tableau3.B16" office:value-type="string">
            <text:p text:style-name="P32">7f</text:p>
          </table:table-cell>
          <table:table-cell table:style-name="Tableau3.C16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7">d0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7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f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8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e</text:span></text:p>
          </table:table-cell>
          <table:table-cell table:style-name="Tableau3.B21" office:value-type="string">
            <text:p text:style-name="P32">ff</text:p>
          </table:table-cell>
          <table:table-cell table:style-name="Tableau3.C19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d</text:span></text:p>
          </table:table-cell>
          <table:table-cell table:style-name="Tableau3.B21" office:value-type="string">
            <text:p text:style-name="P32">e1</text:p>
          </table:table-cell>
          <table:table-cell table:style-name="Tableau3.C20" office:value-type="string">
            <text:p text:style-name="P35"/>
          </table:table-cell>
          <table:covered-table-cell/>
        </table:table-row>
        <table:table-row>
          <table:table-cell table:style-name="Tableau3.A21" office:value-type="string">
            <text:p text:style-name="P27">00 00 7f ff ff ff e1 <text:span text:style-name="T18">cc</text:span></text:p>
          </table:table-cell>
          <table:table-cell table:style-name="Tableau3.B21" office:value-type="string">
            <text:p text:style-name="P48">dc</text:p>
          </table:table-cell>
          <table:table-cell table:style-name="Tableau3.C21" office:value-type="string">
            <text:p text:style-name="P35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b</text:span></text:p>
          </table:table-cell>
          <table:table-cell table:style-name="Tableau3.B29" office:value-type="string">
            <text:p text:style-name="P32">00</text:p>
          </table:table-cell>
          <table:table-cell table:style-name="Tableau3.C22" office:value-type="string">
            <text:p text:style-name="P33"/>
          </table:table-cell>
          <table:table-cell table:style-name="Tableau3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3.A29" office:value-type="string">
            <text:p text:style-name="P27">00 00 7f ff ff ff e1 <text:span text:style-name="T18">ca</text:span></text:p>
          </table:table-cell>
          <table:table-cell table:style-name="Tableau3.B29" office:value-type="string">
            <text:p text:style-name="P32">00</text:p>
          </table:table-cell>
          <table:table-cell table:style-name="Tableau3.C23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9</text:span></text:p>
          </table:table-cell>
          <table:table-cell table:style-name="Tableau3.B29" office:value-type="string">
            <text:p text:style-name="P32">7f</text:p>
          </table:table-cell>
          <table:table-cell table:style-name="Tableau3.C24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8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5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7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6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6</text:span></text:p>
          </table:table-cell>
          <table:table-cell table:style-name="Tableau3.B29" office:value-type="string">
            <text:p text:style-name="P32">ff</text:p>
          </table:table-cell>
          <table:table-cell table:style-name="Tableau3.C27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5</text:span></text:p>
          </table:table-cell>
          <table:table-cell table:style-name="Tableau3.B29" office:value-type="string">
            <text:p text:style-name="P32">e1</text:p>
          </table:table-cell>
          <table:table-cell table:style-name="Tableau3.C28" office:value-type="string">
            <text:p text:style-name="P33"/>
          </table:table-cell>
          <table:covered-table-cell/>
        </table:table-row>
        <table:table-row>
          <table:table-cell table:style-name="Tableau3.A29" office:value-type="string">
            <text:p text:style-name="P27">00 00 7f ff ff ff e1 <text:span text:style-name="T18">c4</text:span></text:p>
          </table:table-cell>
          <table:table-cell table:style-name="Tableau3.B29" office:value-type="string">
            <text:p text:style-name="P30">d4</text:p>
          </table:table-cell>
          <table:table-cell table:style-name="Tableau3.C29" office:value-type="string">
            <text:p text:style-name="P33"/>
          </table:table-cell>
          <table:covered-table-cell/>
        </table:table-row>
        <table:table-row>
          <table:table-cell table:style-name="Tableau3.A31" office:value-type="string">
            <text:p text:style-name="P27">00 00 7f ff ff ff e1 <text:span text:style-name="T18">c3</text:span></text:p>
          </table:table-cell>
          <table:table-cell table:style-name="Tableau3.B31" office:value-type="string">
            <text:p text:style-name="P32">00</text:p>
          </table:table-cell>
          <table:table-cell table:style-name="Tableau3.C30" office:value-type="string">
            <text:p text:style-name="P37"/>
          </table:table-cell>
          <table:table-cell table:style-name="Tableau3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3.A31" office:value-type="string">
            <text:p text:style-name="P27">00 00 7f ff ff ff e1 <text:span text:style-name="T18">c2</text:span></text:p>
          </table:table-cell>
          <table:table-cell table:style-name="Tableau3.B31" office:value-type="string">
            <text:p text:style-name="P32">00</text:p>
          </table:table-cell>
          <table:table-cell table:style-name="Tableau3.C31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8">c1</text:span></text:p>
          </table:table-cell>
          <table:table-cell table:style-name="Tableau3.B36" office:value-type="string">
            <text:p text:style-name="P32">7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8">c0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f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4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e</text:span></text:p>
          </table:table-cell>
          <table:table-cell table:style-name="Tableau3.B36" office:value-type="string">
            <text:p text:style-name="P32">ff</text:p>
          </table:table-cell>
          <table:table-cell table:style-name="Tableau3.C36" office:value-type="string">
            <text:p text:style-name="P37"/>
          </table:table-cell>
          <table:covered-table-cell/>
        </table:table-row>
        <table:table-row>
          <table:table-cell table:style-name="Tableau3.A36" office:value-type="string">
            <text:p text:style-name="P27">00 00 7f ff ff ff e1 <text:span text:style-name="T19">bd</text:span></text:p>
          </table:table-cell>
          <table:table-cell table:style-name="Tableau3.B36" office:value-type="string">
            <text:p text:style-name="P32">e1</text:p>
          </table:table-cell>
          <table:table-cell table:style-name="Tableau3.C36" office:value-type="string">
            <text:p text:style-name="P37"/>
          </table:table-cell>
          <table:covered-table-cell/>
        </table:table-row>
        <table:table-row>
          <table:table-cell table:style-name="Tableau3.A37" office:value-type="string">
            <text:p text:style-name="P27">00 00 7f ff ff ff e1 <text:span text:style-name="T19">bc</text:span></text:p>
          </table:table-cell>
          <table:table-cell table:style-name="Tableau3.B37" office:value-type="string">
            <text:p text:style-name="P30">d<text:span text:style-name="T21">6</text:span></text:p>
          </table:table-cell>
          <table:table-cell table:style-name="Tableau3.C37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b</text:span></text:p>
          </table:table-cell>
          <table:table-cell table:style-name="Tableau3.B44" office:value-type="string">
            <text:p text:style-name="P32">00</text:p>
          </table:table-cell>
          <table:table-cell table:style-name="Tableau3.C44" office:value-type="string">
            <text:p text:style-name="P37"/>
          </table:table-cell>
          <table:table-cell table:style-name="Tableau3.D38" table:number-rows-spanned="8" office:value-type="string">
            <text:p text:style-name="P39">ptrReel</text:p>
          </table:table-cell>
        </table:table-row>
        <table:table-row>
          <table:table-cell table:style-name="Tableau3.A44" office:value-type="string">
            <text:p text:style-name="P27">00 00 7f ff ff ff e1 <text:span text:style-name="T19">ba</text:span></text:p>
          </table:table-cell>
          <table:table-cell table:style-name="Tableau3.B44" office:value-type="string">
            <text:p text:style-name="P32">00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9</text:span></text:p>
          </table:table-cell>
          <table:table-cell table:style-name="Tableau3.B44" office:value-type="string">
            <text:p text:style-name="P32">7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8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7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6</text:span></text:p>
          </table:table-cell>
          <table:table-cell table:style-name="Tableau3.B44" office:value-type="string">
            <text:p text:style-name="P32">ff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44" office:value-type="string">
            <text:p text:style-name="P27">00 00 7f ff ff ff e1 <text:span text:style-name="T19">b5</text:span></text:p>
          </table:table-cell>
          <table:table-cell table:style-name="Tableau3.B44" office:value-type="string">
            <text:p text:style-name="P32">e1</text:p>
          </table:table-cell>
          <table:table-cell table:style-name="Tableau3.C44" office:value-type="string">
            <text:p text:style-name="P37"/>
          </table:table-cell>
          <table:covered-table-cell/>
        </table:table-row>
        <table:table-row>
          <table:table-cell table:style-name="Tableau3.A57" office:value-type="string">
            <text:p text:style-name="P27">00 00 7f ff ff ff e1 <text:span text:style-name="T19">b4</text:span></text:p>
          </table:table-cell>
          <table:table-cell table:style-name="Tableau3.B57" office:value-type="string">
            <text:p text:style-name="P30">d<text:span text:style-name="T21">c</text:span></text:p>
          </table:table-cell>
          <table:table-cell table:style-name="Tableau3.C57" office:value-type="string">
            <text:p text:style-name="P37"/>
          </table:table-cell>
          <table:covered-table-cell/>
        </table:table-row>
        <text:soft-page-break/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0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2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  <table:table-row>
          <table:table-cell table:style-name="Tableau3.A57" office:value-type="string">
            <text:p text:style-name="P27"/>
          </table:table-cell>
          <table:table-cell table:style-name="Tableau3.B57" office:value-type="string">
            <text:p text:style-name="P30"/>
          </table:table-cell>
          <table:table-cell table:style-name="Tableau3.C57" office:value-type="string">
            <text:p text:style-name="P37"/>
          </table:table-cell>
          <table:table-cell table:style-name="Tableau3.D38" office:value-type="string">
            <text:p text:style-name="Standard"/>
          </table:table-cell>
        </table:table-row>
      </table:table>
      <text:p text:style-name="P3">Fin du troisième tour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A"/>
        <table:table-row>
          <table:table-cell table:style-name="Tableau4.A1" office:value-type="string">
            <text:p text:style-name="P24">Adresse</text:p>
          </table:table-cell>
          <table:table-cell table:style-name="Tableau4.A1" office:value-type="string">
            <text:p text:style-name="P24">Valeur(sur 8 bits)<text:span text:style-name="T16"> en hexa</text:span></text:p>
          </table:table-cell>
          <table:table-cell table:style-name="Tableau4.A1" office:value-type="string">
            <text:p text:style-name="P31">Valeur en Ascii</text:p>
          </table:table-cell>
          <table:table-cell table:style-name="Tableau4.D1" office:value-type="string">
            <text:p text:style-name="P24">Nom de la variable</text:p>
          </table:table-cell>
        </table:table-row>
        <table:table-row>
          <table:table-cell table:style-name="Tableau4.A2" office:value-type="string">
            <text:p text:style-name="P27">00 00 7f ff ff ff e1 <text:span text:style-name="T17">df</text:span></text:p>
          </table:table-cell>
          <table:table-cell table:style-name="Tableau4.A2" office:value-type="string">
            <text:p text:style-name="P29">41</text:p>
          </table:table-cell>
          <table:table-cell table:style-name="Tableau4.A2" office:value-type="string">
            <text:p text:style-name="P19"><text:span text:style-name="T19">'</text:span>A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e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d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c</text:span></text:p>
          </table:table-cell>
          <table:table-cell table:style-name="Tableau4.A2" office:value-type="string">
            <text:p text:style-name="P29">30</text:p>
          </table:table-cell>
          <table:table-cell table:style-name="Tableau4.A2" office:value-type="string">
            <text:p text:style-name="P19"><text:span text:style-name="T19">'</text:span>0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b</text:span></text:p>
          </table:table-cell>
          <table:table-cell table:style-name="Tableau4.A2" office:value-type="string">
            <text:p text:style-name="P29">38</text:p>
          </table:table-cell>
          <table:table-cell table:style-name="Tableau4.A2" office:value-type="string">
            <text:p text:style-name="P19"><text:span text:style-name="T19">'</text:span>8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a</text:span></text:p>
          </table:table-cell>
          <table:table-cell table:style-name="Tableau4.A2" office:value-type="string">
            <text:p text:style-name="P29">37</text:p>
          </table:table-cell>
          <table:table-cell table:style-name="Tableau4.A2" office:value-type="string">
            <text:p text:style-name="P19"><text:span text:style-name="T19">'</text:span>7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9</text:span></text:p>
          </table:table-cell>
          <table:table-cell table:style-name="Tableau4.A2" office:value-type="string">
            <text:p text:style-name="P29">36</text:p>
          </table:table-cell>
          <table:table-cell table:style-name="Tableau4.A2" office:value-type="string">
            <text:p text:style-name="P19"><text:span text:style-name="T19">'</text:span>6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8</text:span></text:p>
          </table:table-cell>
          <table:table-cell table:style-name="Tableau4.A2" office:value-type="string">
            <text:p text:style-name="P29">35</text:p>
          </table:table-cell>
          <table:table-cell table:style-name="Tableau4.A2" office:value-type="string">
            <text:p text:style-name="P19"><text:span text:style-name="T19">'</text:span>5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7</text:span></text:p>
          </table:table-cell>
          <table:table-cell table:style-name="Tableau4.A2" office:value-type="string">
            <text:p text:style-name="P29">34</text:p>
          </table:table-cell>
          <table:table-cell table:style-name="Tableau4.A2" office:value-type="string">
            <text:p text:style-name="P19"><text:span text:style-name="T19">'</text:span>4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6</text:span></text:p>
          </table:table-cell>
          <table:table-cell table:style-name="Tableau4.A2" office:value-type="string">
            <text:p text:style-name="P29">33</text:p>
          </table:table-cell>
          <table:table-cell table:style-name="Tableau4.A2" office:value-type="string">
            <text:p text:style-name="P19"><text:span text:style-name="T19">'</text:span>3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5</text:span></text:p>
          </table:table-cell>
          <table:table-cell table:style-name="Tableau4.A2" office:value-type="string">
            <text:p text:style-name="P29">32</text:p>
          </table:table-cell>
          <table:table-cell table:style-name="Tableau4.A2" office:value-type="string">
            <text:p text:style-name="P19"><text:span text:style-name="T19">'</text:span>2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7">00 00 7f ff ff ff e1 <text:span text:style-name="T17">d4</text:span></text:p>
          </table:table-cell>
          <table:table-cell table:style-name="Tableau4.A2" office:value-type="string">
            <text:p text:style-name="P29">31</text:p>
          </table:table-cell>
          <table:table-cell table:style-name="Tableau4.A2" office:value-type="string">
            <text:p text:style-name="P19"><text:span text:style-name="T19">'</text:span>1<text:span text:style-name="T19">'</text:span></text:p>
          </table:table-cell>
          <table:table-cell table:style-name="Tableau4.D2" office:value-type="string">
            <text:p text:style-name="P22"/>
          </table:table-cell>
        </table:table-row>
        <table:table-row>
          <table:table-cell table:style-name="Tableau4.A16" office:value-type="string">
            <text:p text:style-name="P27">00 00 7f ff ff ff e1 <text:span text:style-name="T17">d3</text:span></text:p>
          </table:table-cell>
          <table:table-cell table:style-name="Tableau4.B16" office:value-type="string">
            <text:p text:style-name="P32">00</text:p>
          </table:table-cell>
          <table:table-cell table:style-name="Tableau4.C14" office:value-type="string">
            <text:p text:style-name="P17"/>
          </table:table-cell>
          <table:table-cell table:style-name="Tableau4.D14" table:number-rows-spanned="8" office:value-type="string">
            <text:p text:style-name="P31">ptrEntier</text:p>
          </table:table-cell>
        </table:table-row>
        <table:table-row>
          <table:table-cell table:style-name="Tableau4.A16" office:value-type="string">
            <text:p text:style-name="P27">00 00 7f ff ff ff e1 <text:span text:style-name="T17">d2</text:span></text:p>
          </table:table-cell>
          <table:table-cell table:style-name="Tableau4.B16" office:value-type="string">
            <text:p text:style-name="P32">00</text:p>
          </table:table-cell>
          <table:table-cell table:style-name="Tableau4.C15" office:value-type="string">
            <text:p text:style-name="P35"/>
          </table:table-cell>
          <table:covered-table-cell/>
        </table:table-row>
        <table:table-row>
          <table:table-cell table:style-name="Tableau4.A16" office:value-type="string">
            <text:p text:style-name="P27">00 00 7f ff ff ff e1 <text:span text:style-name="T17">d1</text:span></text:p>
          </table:table-cell>
          <table:table-cell table:style-name="Tableau4.B16" office:value-type="string">
            <text:p text:style-name="P32">7f</text:p>
          </table:table-cell>
          <table:table-cell table:style-name="Tableau4.C16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7">d0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7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f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8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e</text:span></text:p>
          </table:table-cell>
          <table:table-cell table:style-name="Tableau4.B21" office:value-type="string">
            <text:p text:style-name="P32">ff</text:p>
          </table:table-cell>
          <table:table-cell table:style-name="Tableau4.C19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d</text:span></text:p>
          </table:table-cell>
          <table:table-cell table:style-name="Tableau4.B21" office:value-type="string">
            <text:p text:style-name="P32">e1</text:p>
          </table:table-cell>
          <table:table-cell table:style-name="Tableau4.C20" office:value-type="string">
            <text:p text:style-name="P35"/>
          </table:table-cell>
          <table:covered-table-cell/>
        </table:table-row>
        <table:table-row>
          <table:table-cell table:style-name="Tableau4.A21" office:value-type="string">
            <text:p text:style-name="P27">00 00 7f ff ff ff e1 <text:span text:style-name="T18">cc</text:span></text:p>
          </table:table-cell>
          <table:table-cell table:style-name="Tableau4.B21" office:value-type="string">
            <text:p text:style-name="P48">df</text:p>
          </table:table-cell>
          <table:table-cell table:style-name="Tableau4.C21" office:value-type="string">
            <text:p text:style-name="P35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b</text:span></text:p>
          </table:table-cell>
          <table:table-cell table:style-name="Tableau4.B29" office:value-type="string">
            <text:p text:style-name="P32">00</text:p>
          </table:table-cell>
          <table:table-cell table:style-name="Tableau4.C22" office:value-type="string">
            <text:p text:style-name="P33"/>
          </table:table-cell>
          <table:table-cell table:style-name="Tableau4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4.A29" office:value-type="string">
            <text:p text:style-name="P27">00 00 7f ff ff ff e1 <text:span text:style-name="T18">ca</text:span></text:p>
          </table:table-cell>
          <table:table-cell table:style-name="Tableau4.B29" office:value-type="string">
            <text:p text:style-name="P32">00</text:p>
          </table:table-cell>
          <table:table-cell table:style-name="Tableau4.C23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9</text:span></text:p>
          </table:table-cell>
          <table:table-cell table:style-name="Tableau4.B29" office:value-type="string">
            <text:p text:style-name="P32">7f</text:p>
          </table:table-cell>
          <table:table-cell table:style-name="Tableau4.C24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8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5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7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6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6</text:span></text:p>
          </table:table-cell>
          <table:table-cell table:style-name="Tableau4.B29" office:value-type="string">
            <text:p text:style-name="P32">ff</text:p>
          </table:table-cell>
          <table:table-cell table:style-name="Tableau4.C27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5</text:span></text:p>
          </table:table-cell>
          <table:table-cell table:style-name="Tableau4.B29" office:value-type="string">
            <text:p text:style-name="P32">e1</text:p>
          </table:table-cell>
          <table:table-cell table:style-name="Tableau4.C28" office:value-type="string">
            <text:p text:style-name="P33"/>
          </table:table-cell>
          <table:covered-table-cell/>
        </table:table-row>
        <table:table-row>
          <table:table-cell table:style-name="Tableau4.A29" office:value-type="string">
            <text:p text:style-name="P27">00 00 7f ff ff ff e1 <text:span text:style-name="T18">c4</text:span></text:p>
          </table:table-cell>
          <table:table-cell table:style-name="Tableau4.B29" office:value-type="string">
            <text:p text:style-name="P30">d4</text:p>
          </table:table-cell>
          <table:table-cell table:style-name="Tableau4.C29" office:value-type="string">
            <text:p text:style-name="P33"/>
          </table:table-cell>
          <table:covered-table-cell/>
        </table:table-row>
        <table:table-row>
          <table:table-cell table:style-name="Tableau4.A31" office:value-type="string">
            <text:p text:style-name="P27">00 00 7f ff ff ff e1 <text:span text:style-name="T18">c3</text:span></text:p>
          </table:table-cell>
          <table:table-cell table:style-name="Tableau4.B31" office:value-type="string">
            <text:p text:style-name="P32">00</text:p>
          </table:table-cell>
          <table:table-cell table:style-name="Tableau4.C30" office:value-type="string">
            <text:p text:style-name="P37"/>
          </table:table-cell>
          <table:table-cell table:style-name="Tableau4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4.A31" office:value-type="string">
            <text:p text:style-name="P27">00 00 7f ff ff ff e1 <text:span text:style-name="T18">c2</text:span></text:p>
          </table:table-cell>
          <table:table-cell table:style-name="Tableau4.B31" office:value-type="string">
            <text:p text:style-name="P32">00</text:p>
          </table:table-cell>
          <table:table-cell table:style-name="Tableau4.C31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8">c1</text:span></text:p>
          </table:table-cell>
          <table:table-cell table:style-name="Tableau4.B36" office:value-type="string">
            <text:p text:style-name="P32">7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8">c0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f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4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e</text:span></text:p>
          </table:table-cell>
          <table:table-cell table:style-name="Tableau4.B36" office:value-type="string">
            <text:p text:style-name="P32">ff</text:p>
          </table:table-cell>
          <table:table-cell table:style-name="Tableau4.C36" office:value-type="string">
            <text:p text:style-name="P37"/>
          </table:table-cell>
          <table:covered-table-cell/>
        </table:table-row>
        <table:table-row>
          <table:table-cell table:style-name="Tableau4.A36" office:value-type="string">
            <text:p text:style-name="P27">00 00 7f ff ff ff e1 <text:span text:style-name="T19">bd</text:span></text:p>
          </table:table-cell>
          <table:table-cell table:style-name="Tableau4.B36" office:value-type="string">
            <text:p text:style-name="P32">e1</text:p>
          </table:table-cell>
          <table:table-cell table:style-name="Tableau4.C36" office:value-type="string">
            <text:p text:style-name="P37"/>
          </table:table-cell>
          <table:covered-table-cell/>
        </table:table-row>
        <table:table-row>
          <table:table-cell table:style-name="Tableau4.A37" office:value-type="string">
            <text:p text:style-name="P27">00 00 7f ff ff ff e1 <text:span text:style-name="T19">bc</text:span></text:p>
          </table:table-cell>
          <table:table-cell table:style-name="Tableau4.B37" office:value-type="string">
            <text:p text:style-name="P30">d<text:span text:style-name="T21">7</text:span></text:p>
          </table:table-cell>
          <table:table-cell table:style-name="Tableau4.C37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b</text:span></text:p>
          </table:table-cell>
          <table:table-cell table:style-name="Tableau4.B44" office:value-type="string">
            <text:p text:style-name="P32">00</text:p>
          </table:table-cell>
          <table:table-cell table:style-name="Tableau4.C44" office:value-type="string">
            <text:p text:style-name="P37"/>
          </table:table-cell>
          <table:table-cell table:style-name="Tableau4.D38" table:number-rows-spanned="8" office:value-type="string">
            <text:p text:style-name="P39">ptrReel</text:p>
          </table:table-cell>
        </table:table-row>
        <table:table-row>
          <table:table-cell table:style-name="Tableau4.A44" office:value-type="string">
            <text:p text:style-name="P27">00 00 7f ff ff ff e1 <text:span text:style-name="T19">ba</text:span></text:p>
          </table:table-cell>
          <table:table-cell table:style-name="Tableau4.B44" office:value-type="string">
            <text:p text:style-name="P32">00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9</text:span></text:p>
          </table:table-cell>
          <table:table-cell table:style-name="Tableau4.B44" office:value-type="string">
            <text:p text:style-name="P32">7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8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7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6</text:span></text:p>
          </table:table-cell>
          <table:table-cell table:style-name="Tableau4.B44" office:value-type="string">
            <text:p text:style-name="P32">ff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4" office:value-type="string">
            <text:p text:style-name="P27">00 00 7f ff ff ff e1 <text:span text:style-name="T19">b5</text:span></text:p>
          </table:table-cell>
          <table:table-cell table:style-name="Tableau4.B44" office:value-type="string">
            <text:p text:style-name="P32">e1</text:p>
          </table:table-cell>
          <table:table-cell table:style-name="Tableau4.C44" office:value-type="string">
            <text:p text:style-name="P37"/>
          </table:table-cell>
          <table:covered-table-cell/>
        </table:table-row>
        <table:table-row>
          <table:table-cell table:style-name="Tableau4.A45" office:value-type="string">
            <text:p text:style-name="P27">00 00 7f ff ff ff e1 <text:span text:style-name="T19">b4</text:span></text:p>
          </table:table-cell>
          <table:table-cell table:style-name="Tableau4.B45" office:value-type="string">
            <text:p text:style-name="P30">d<text:span text:style-name="T21">f</text:span></text:p>
          </table:table-cell>
          <table:table-cell table:style-name="Tableau4.C45" office:value-type="string">
            <text:p text:style-name="P37"/>
          </table:table-cell>
          <table:covered-table-cell/>
        </table:table-row>
      </table:table>
      <text:p text:style-name="P3">Après la boucle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A"/>
        <table:table-row>
          <table:table-cell table:style-name="Tableau5.A1" office:value-type="string">
            <text:p text:style-name="P24">Adresse</text:p>
          </table:table-cell>
          <table:table-cell table:style-name="Tableau5.A1" office:value-type="string">
            <text:p text:style-name="P24">Valeur(sur 8 bits)<text:span text:style-name="T16"> en hexa</text:span></text:p>
          </table:table-cell>
          <table:table-cell table:style-name="Tableau5.A1" office:value-type="string">
            <text:p text:style-name="P31">Valeur en Ascii</text:p>
          </table:table-cell>
          <table:table-cell table:style-name="Tableau5.D1" office:value-type="string">
            <text:p text:style-name="P24">Nom de la variable</text:p>
          </table:table-cell>
        </table:table-row>
        <table:table-row>
          <table:table-cell table:style-name="Tableau5.A2" office:value-type="string">
            <text:p text:style-name="P27">00 00 7f ff ff ff e1 <text:span text:style-name="T17">df</text:span></text:p>
          </table:table-cell>
          <table:table-cell table:style-name="Tableau5.A2" office:value-type="string">
            <text:p text:style-name="P29">41</text:p>
          </table:table-cell>
          <table:table-cell table:style-name="Tableau5.A2" office:value-type="string">
            <text:p text:style-name="P19"><text:span text:style-name="T19">'</text:span>A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e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d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c</text:span></text:p>
          </table:table-cell>
          <table:table-cell table:style-name="Tableau5.A2" office:value-type="string">
            <text:p text:style-name="P29">30</text:p>
          </table:table-cell>
          <table:table-cell table:style-name="Tableau5.A2" office:value-type="string">
            <text:p text:style-name="P19"><text:span text:style-name="T19">'</text:span>0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b</text:span></text:p>
          </table:table-cell>
          <table:table-cell table:style-name="Tableau5.A2" office:value-type="string">
            <text:p text:style-name="P29">38</text:p>
          </table:table-cell>
          <table:table-cell table:style-name="Tableau5.A2" office:value-type="string">
            <text:p text:style-name="P19"><text:span text:style-name="T19">'</text:span>8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a</text:span></text:p>
          </table:table-cell>
          <table:table-cell table:style-name="Tableau5.A2" office:value-type="string">
            <text:p text:style-name="P29">37</text:p>
          </table:table-cell>
          <table:table-cell table:style-name="Tableau5.A2" office:value-type="string">
            <text:p text:style-name="P19"><text:span text:style-name="T19">'</text:span>7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9</text:span></text:p>
          </table:table-cell>
          <table:table-cell table:style-name="Tableau5.A2" office:value-type="string">
            <text:p text:style-name="P29">36</text:p>
          </table:table-cell>
          <table:table-cell table:style-name="Tableau5.A2" office:value-type="string">
            <text:p text:style-name="P19"><text:span text:style-name="T19">'</text:span>6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8</text:span></text:p>
          </table:table-cell>
          <table:table-cell table:style-name="Tableau5.A2" office:value-type="string">
            <text:p text:style-name="P29">35</text:p>
          </table:table-cell>
          <table:table-cell table:style-name="Tableau5.A2" office:value-type="string">
            <text:p text:style-name="P19"><text:span text:style-name="T19">'</text:span>5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7</text:span></text:p>
          </table:table-cell>
          <table:table-cell table:style-name="Tableau5.A2" office:value-type="string">
            <text:p text:style-name="P29">34</text:p>
          </table:table-cell>
          <table:table-cell table:style-name="Tableau5.A2" office:value-type="string">
            <text:p text:style-name="P19"><text:span text:style-name="T19">'</text:span>4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6</text:span></text:p>
          </table:table-cell>
          <table:table-cell table:style-name="Tableau5.A2" office:value-type="string">
            <text:p text:style-name="P29">33</text:p>
          </table:table-cell>
          <table:table-cell table:style-name="Tableau5.A2" office:value-type="string">
            <text:p text:style-name="P19"><text:span text:style-name="T19">'</text:span>3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5</text:span></text:p>
          </table:table-cell>
          <table:table-cell table:style-name="Tableau5.A2" office:value-type="string">
            <text:p text:style-name="P29">32</text:p>
          </table:table-cell>
          <table:table-cell table:style-name="Tableau5.A2" office:value-type="string">
            <text:p text:style-name="P19"><text:span text:style-name="T19">'</text:span>2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2" office:value-type="string">
            <text:p text:style-name="P27">00 00 7f ff ff ff e1 <text:span text:style-name="T17">d4</text:span></text:p>
          </table:table-cell>
          <table:table-cell table:style-name="Tableau5.A2" office:value-type="string">
            <text:p text:style-name="P29">31</text:p>
          </table:table-cell>
          <table:table-cell table:style-name="Tableau5.A2" office:value-type="string">
            <text:p text:style-name="P19"><text:span text:style-name="T19">'</text:span>1<text:span text:style-name="T19">'</text:span></text:p>
          </table:table-cell>
          <table:table-cell table:style-name="Tableau5.D2" office:value-type="string">
            <text:p text:style-name="P22"/>
          </table:table-cell>
        </table:table-row>
        <table:table-row>
          <table:table-cell table:style-name="Tableau5.A16" office:value-type="string">
            <text:p text:style-name="P27">00 00 7f ff ff ff e1 <text:span text:style-name="T17">d3</text:span></text:p>
          </table:table-cell>
          <table:table-cell table:style-name="Tableau5.B16" office:value-type="string">
            <text:p text:style-name="P32">00</text:p>
          </table:table-cell>
          <table:table-cell table:style-name="Tableau5.C14" office:value-type="string">
            <text:p text:style-name="P17"/>
          </table:table-cell>
          <table:table-cell table:style-name="Tableau5.D14" table:number-rows-spanned="8" office:value-type="string">
            <text:p text:style-name="P31">ptrEntier</text:p>
          </table:table-cell>
        </table:table-row>
        <table:table-row>
          <table:table-cell table:style-name="Tableau5.A16" office:value-type="string">
            <text:p text:style-name="P27">00 00 7f ff ff ff e1 <text:span text:style-name="T17">d2</text:span></text:p>
          </table:table-cell>
          <table:table-cell table:style-name="Tableau5.B16" office:value-type="string">
            <text:p text:style-name="P32">00</text:p>
          </table:table-cell>
          <table:table-cell table:style-name="Tableau5.C15" office:value-type="string">
            <text:p text:style-name="P35"/>
          </table:table-cell>
          <table:covered-table-cell/>
        </table:table-row>
        <table:table-row>
          <table:table-cell table:style-name="Tableau5.A16" office:value-type="string">
            <text:p text:style-name="P27">00 00 7f ff ff ff e1 <text:span text:style-name="T17">d1</text:span></text:p>
          </table:table-cell>
          <table:table-cell table:style-name="Tableau5.B16" office:value-type="string">
            <text:p text:style-name="P32">7f</text:p>
          </table:table-cell>
          <table:table-cell table:style-name="Tableau5.C16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7">d0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7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f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8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e</text:span></text:p>
          </table:table-cell>
          <table:table-cell table:style-name="Tableau5.B21" office:value-type="string">
            <text:p text:style-name="P32">ff</text:p>
          </table:table-cell>
          <table:table-cell table:style-name="Tableau5.C19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d</text:span></text:p>
          </table:table-cell>
          <table:table-cell table:style-name="Tableau5.B21" office:value-type="string">
            <text:p text:style-name="P32">e1</text:p>
          </table:table-cell>
          <table:table-cell table:style-name="Tableau5.C20" office:value-type="string">
            <text:p text:style-name="P35"/>
          </table:table-cell>
          <table:covered-table-cell/>
        </table:table-row>
        <table:table-row>
          <table:table-cell table:style-name="Tableau5.A21" office:value-type="string">
            <text:p text:style-name="P27">00 00 7f ff ff ff e1 <text:span text:style-name="T18">cc</text:span></text:p>
          </table:table-cell>
          <table:table-cell table:style-name="Tableau5.B21" office:value-type="string">
            <text:p text:style-name="P48">df</text:p>
          </table:table-cell>
          <table:table-cell table:style-name="Tableau5.C21" office:value-type="string">
            <text:p text:style-name="P35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b</text:span></text:p>
          </table:table-cell>
          <table:table-cell table:style-name="Tableau5.B29" office:value-type="string">
            <text:p text:style-name="P32">00</text:p>
          </table:table-cell>
          <table:table-cell table:style-name="Tableau5.C22" office:value-type="string">
            <text:p text:style-name="P33"/>
          </table:table-cell>
          <table:table-cell table:style-name="Tableau5.D22" table:number-rows-spanned="8" office:value-type="string">
            <text:p text:style-name="P35"/>
            <text:p text:style-name="P31">chaine</text:p>
          </table:table-cell>
        </table:table-row>
        <table:table-row>
          <table:table-cell table:style-name="Tableau5.A29" office:value-type="string">
            <text:p text:style-name="P27">00 00 7f ff ff ff e1 <text:span text:style-name="T18">ca</text:span></text:p>
          </table:table-cell>
          <table:table-cell table:style-name="Tableau5.B29" office:value-type="string">
            <text:p text:style-name="P32">00</text:p>
          </table:table-cell>
          <table:table-cell table:style-name="Tableau5.C23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9</text:span></text:p>
          </table:table-cell>
          <table:table-cell table:style-name="Tableau5.B29" office:value-type="string">
            <text:p text:style-name="P32">7f</text:p>
          </table:table-cell>
          <table:table-cell table:style-name="Tableau5.C24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8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5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7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6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6</text:span></text:p>
          </table:table-cell>
          <table:table-cell table:style-name="Tableau5.B29" office:value-type="string">
            <text:p text:style-name="P32">ff</text:p>
          </table:table-cell>
          <table:table-cell table:style-name="Tableau5.C27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5</text:span></text:p>
          </table:table-cell>
          <table:table-cell table:style-name="Tableau5.B29" office:value-type="string">
            <text:p text:style-name="P32">e1</text:p>
          </table:table-cell>
          <table:table-cell table:style-name="Tableau5.C28" office:value-type="string">
            <text:p text:style-name="P33"/>
          </table:table-cell>
          <table:covered-table-cell/>
        </table:table-row>
        <table:table-row>
          <table:table-cell table:style-name="Tableau5.A29" office:value-type="string">
            <text:p text:style-name="P27">00 00 7f ff ff ff e1 <text:span text:style-name="T18">c4</text:span></text:p>
          </table:table-cell>
          <table:table-cell table:style-name="Tableau5.B29" office:value-type="string">
            <text:p text:style-name="P30">d4</text:p>
          </table:table-cell>
          <table:table-cell table:style-name="Tableau5.C29" office:value-type="string">
            <text:p text:style-name="P33"/>
          </table:table-cell>
          <table:covered-table-cell/>
        </table:table-row>
        <table:table-row>
          <table:table-cell table:style-name="Tableau5.A31" office:value-type="string">
            <text:p text:style-name="P27">00 00 7f ff ff ff e1 <text:span text:style-name="T18">c3</text:span></text:p>
          </table:table-cell>
          <table:table-cell table:style-name="Tableau5.B31" office:value-type="string">
            <text:p text:style-name="P32">00</text:p>
          </table:table-cell>
          <table:table-cell table:style-name="Tableau5.C30" office:value-type="string">
            <text:p text:style-name="P37"/>
          </table:table-cell>
          <table:table-cell table:style-name="Tableau5.D30" table:number-rows-spanned="8" office:value-type="string">
            <text:p text:style-name="P37"/>
            <text:p text:style-name="P31">ptrCar</text:p>
          </table:table-cell>
        </table:table-row>
        <table:table-row>
          <table:table-cell table:style-name="Tableau5.A31" office:value-type="string">
            <text:p text:style-name="P27">00 00 7f ff ff ff e1 <text:span text:style-name="T18">c2</text:span></text:p>
          </table:table-cell>
          <table:table-cell table:style-name="Tableau5.B31" office:value-type="string">
            <text:p text:style-name="P32">00</text:p>
          </table:table-cell>
          <table:table-cell table:style-name="Tableau5.C31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8">c1</text:span></text:p>
          </table:table-cell>
          <table:table-cell table:style-name="Tableau5.B36" office:value-type="string">
            <text:p text:style-name="P32">7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8">c0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f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4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e</text:span></text:p>
          </table:table-cell>
          <table:table-cell table:style-name="Tableau5.B36" office:value-type="string">
            <text:p text:style-name="P32">ff</text:p>
          </table:table-cell>
          <table:table-cell table:style-name="Tableau5.C36" office:value-type="string">
            <text:p text:style-name="P37"/>
          </table:table-cell>
          <table:covered-table-cell/>
        </table:table-row>
        <table:table-row>
          <table:table-cell table:style-name="Tableau5.A36" office:value-type="string">
            <text:p text:style-name="P27">00 00 7f ff ff ff e1 <text:span text:style-name="T19">bd</text:span></text:p>
          </table:table-cell>
          <table:table-cell table:style-name="Tableau5.B36" office:value-type="string">
            <text:p text:style-name="P32">e1</text:p>
          </table:table-cell>
          <table:table-cell table:style-name="Tableau5.C36" office:value-type="string">
            <text:p text:style-name="P37"/>
          </table:table-cell>
          <table:covered-table-cell/>
        </table:table-row>
        <table:table-row>
          <table:table-cell table:style-name="Tableau5.A37" office:value-type="string">
            <text:p text:style-name="P27">00 00 7f ff ff ff e1 <text:span text:style-name="T19">bc</text:span></text:p>
          </table:table-cell>
          <table:table-cell table:style-name="Tableau5.B37" office:value-type="string">
            <text:p text:style-name="P30">d<text:span text:style-name="T21">7</text:span></text:p>
          </table:table-cell>
          <table:table-cell table:style-name="Tableau5.C37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b</text:span></text:p>
          </table:table-cell>
          <table:table-cell table:style-name="Tableau5.B44" office:value-type="string">
            <text:p text:style-name="P32">00</text:p>
          </table:table-cell>
          <table:table-cell table:style-name="Tableau5.C44" office:value-type="string">
            <text:p text:style-name="P37"/>
          </table:table-cell>
          <table:table-cell table:style-name="Tableau5.D38" table:number-rows-spanned="8" office:value-type="string">
            <text:p text:style-name="P39">ptrReel</text:p>
          </table:table-cell>
        </table:table-row>
        <table:table-row>
          <table:table-cell table:style-name="Tableau5.A44" office:value-type="string">
            <text:p text:style-name="P27">00 00 7f ff ff ff e1 <text:span text:style-name="T19">ba</text:span></text:p>
          </table:table-cell>
          <table:table-cell table:style-name="Tableau5.B44" office:value-type="string">
            <text:p text:style-name="P32">00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9</text:span></text:p>
          </table:table-cell>
          <table:table-cell table:style-name="Tableau5.B44" office:value-type="string">
            <text:p text:style-name="P32">7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8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7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6</text:span></text:p>
          </table:table-cell>
          <table:table-cell table:style-name="Tableau5.B44" office:value-type="string">
            <text:p text:style-name="P32">ff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4" office:value-type="string">
            <text:p text:style-name="P27">00 00 7f ff ff ff e1 <text:span text:style-name="T19">b5</text:span></text:p>
          </table:table-cell>
          <table:table-cell table:style-name="Tableau5.B44" office:value-type="string">
            <text:p text:style-name="P32">e1</text:p>
          </table:table-cell>
          <table:table-cell table:style-name="Tableau5.C44" office:value-type="string">
            <text:p text:style-name="P37"/>
          </table:table-cell>
          <table:covered-table-cell/>
        </table:table-row>
        <table:table-row>
          <table:table-cell table:style-name="Tableau5.A45" office:value-type="string">
            <text:p text:style-name="P27">00 00 7f ff ff ff e1 <text:span text:style-name="T19">b4</text:span></text:p>
          </table:table-cell>
          <table:table-cell table:style-name="Tableau5.B45" office:value-type="string">
            <text:p text:style-name="P30">d<text:span text:style-name="T21">f</text:span></text:p>
          </table:table-cell>
          <table:table-cell table:style-name="Tableau5.C45" office:value-type="string">
            <text:p text:style-name="P37"/>
          </table:table-cell>
          <table:covered-table-cell/>
        </table:table-row>
      </table:table>
      <text:p text:style-name="P2"/>
      <text:list xml:id="list165702788712644" text:continue-numbering="true" text:style-name="Numbering_20_1">
        <text:list-item>
          <text:p text:style-name="question">Expliquez pourquoi les valeurs des variables <text:span text:style-name="T1">ptrCar</text:span>, <text:span text:style-name="T1">ptrEntier</text:span>, <text:span text:style-name="T1">ptrReel</text:span> n'évoluent pas de la même manière au fur et à mesure des tours de boucle.</text:p>
        </text:list-item>
      </text:list>
      <text:p text:style-name="Standard"><text:tab/><text:span text:style-name="T21">Parce que ces trois fonctions n’ont pas la même valeur</text:span></text:p>
      <text:p text:style-name="Standard"/>
      <text:list xml:id="list165704119020470" text:continue-numbering="true" text:style-name="Numbering_20_1">
        <text:list-item>
          <text:p text:style-name="question">Pourquoi les valeurs affichées par <text:s/><text:span text:style-name="T1">*ptrCar</text:span>, <text:span text:style-name="T1">*ptrEntier</text:span> et <text:span text:style-name="T1">*ptrReel</text:span> ne sont pas identiques.</text:p>
        </text:list-item>
      </text:list>
      <text:p text:style-name="P53"/>
      <text:p text:style-name="P55">Car l’un est afficher en tant que réel, entier et caractère.</text:p>
      <text:p text:style-name="P53"/>
      <text:list xml:id="list165703856027456" text:continue-numbering="true" text:style-name="Numbering_20_1">
        <text:list-item>
          <text:p text:style-name="P52"><text:s/>Les valeurs affichées sont-elles cohérentes ? (vous pouvez vous aider de l'application <text:a xlink:type="simple" xlink:href="https://www.h-schmidt.net/FloatConverter/IEEE754.html" text:style-name="Internet_20_link" text:visited-style-name="Visited_20_Internet_20_Link">https://www.h-schmidt.net/FloatConverter/IEEE754.html</text:a> pour les nombres réels)</text:p>
        </text:list-item>
      </text:list>
      <text:p text:style-name="P54"/>
      <text:h text:style-name="P44" text:outline-level="1">Allocation dynamique et chaîne de caractères</text:h>
      <text:list xml:id="list165703336920448" text:continue-numbering="true" text:style-name="Numbering_20_1">
        <text:list-item>
          <text:p text:style-name="question">Codez <text:span text:style-name="T5">une</text:span> fonction <text:span text:style-name="T1">moisNom</text:span> qui retourne un pointeur sur une chaîne de caractères allouée dynamiquement et qui contient le nom du mois dont le numéro est passé en paramètre.</text:p>
        </text:list-item>
      </text:list>
      <text:p text:style-name="Standard"/>
      <text:list xml:id="list165703898485405" text:continue-numbering="true" text:style-name="Numbering_20_1">
        <text:list-item>
          <text:p text:style-name="question">Codez <text:span text:style-name="T5">une</text:span> fonction <text:span text:style-name="T1">supprimerE</text:span> qui prend en paramètre une chaîne de caractères et retourne <text:s/>un pointeur sur une chaîne de caractères allouée dynamiquement et qui contient la chaîne de caractères initiale sans les caractères 'e'.</text:p>
        </text:list-item>
      </text:list>
      <text:p text:style-name="Standard"/>
      <text:p text:style-name="P1"/>
      <text:list xml:id="list165703370342599" text:continue-numbering="true" text:style-name="Numbering_20_1">
        <text:list-item>
          <text:p text:style-name="question">Codez une fonction <text:span text:style-name="T1">saisirChaine</text:span> qui demande à l'utilisateur de saisir une chaine de caractères et retourne un pointeur vers une zone mémoire allouée dynamiquement et contenant la chaîne saisie.<text:line-break/>La fonction <text:span text:style-name="T1">saisirChaine</text:span> prendra en paramètres une chaine de caractères correspondant au message à afficher pour demander à l'utilisateur de saisir une chaine.</text:p>
        </text:list-item>
      </text:list>
      <text:p text:style-name="P8">Exemple d'utilisation:</text:p>
      <text:p text:style-name="P12">char *nom;</text:p>
      <text:p text:style-name="P12">nom = saisirChaine("comment vous appelez-vous?");</text:p>
      <text:p text:style-name="P12">printf(" vous vous appelez %s\n",nom);</text:p>
      <text:h text:style-name="Heading_20_1" text:outline-level="1">Passage par adresse</text:h>
      <text:list xml:id="list165703426413872" text:continue-numbering="true" text:style-name="Numbering_20_1">
        <text:list-item>
          <text:p text:style-name="question">Codez <text:span text:style-name="T5">une</text:span> fonction <text:span text:style-name="T1">swap</text:span><text:span text:style-name="T2">Float</text:span> <text:span text:style-name="T5">qui intervertit les valeurs de deux variables de type float.</text:span></text:p>
        </text:list-item>
      </text:list>
      <text:p text:style-name="Standard"/>
      <text:list xml:id="list165704118845238" text:continue-numbering="true" text:style-name="Numbering_20_1">
        <text:list-item>
          <text:p text:style-name="question">Codez <text:span text:style-name="T20">et testez </text:span>la fonction <text:span text:style-name="T1">discriminant</text:span><text:span text:style-name="T6"> telle</text:span><text:span text:style-name="T7"> que décrite ci-dessous.</text:span></text:p>
        </text:list-item>
      </text:list>
      <text:p text:style-name="P4"/>
      <text:p text:style-name="P7">Cette fonction devra calculer le discriminant relatif à a,b,c et mettre le résultat dans racine1 et racine2</text:p>
      <text:p text:style-name="P7">Voici le prototype de la fonction:</text:p>
      <text:p text:style-name="P10"><text:span text:style-name="T3">void discriminant(float a, float b, float c,float *racine1, float *racine2)</text:span>.</text:p>
      <text:p text:style-name="P8">Rappel:</text:p>
      <text:p text:style-name="P11">Soit un polynôme du second degré de la forme : aX² + bX +c =0</text:p>
      <text:p text:style-name="P11"/>
      <text:p text:style-name="P11">Discriminant = b² - 4ac</text:p>
      <text:p text:style-name="P11"/>
      <text:list xml:id="list1091876025" text:style-name="L2">
        <text:list-item>
          <text:p text:style-name="P45">Si Discriminant = 0 :</text:p>
        </text:list-item>
      </text:list>
      <text:p text:style-name="P9"><text:tab/>x1 = x2 = -b / 2a</text:p>
      <text:list xml:id="list1771727299" text:style-name="L3">
        <text:list-item>
          <text:p text:style-name="P42">Si Discriminant &gt;0 :</text:p>
        </text:list-item>
      </text:list>
      <text:p text:style-name="P9"><text:tab/>x1 = (-b - racinecarre(Discriminant)) / 2a</text:p>
      <text:p text:style-name="P9"><text:tab/>x2 = (-b + racinecarre(Discriminant)) / 2a</text:p>
      <text:list xml:id="list1239538287" text:style-name="L4">
        <text:list-item>
          <text:p text:style-name="P43">Si Discriminant &lt;0 : </text:p>
        </text:list-item>
      </text:list>
      <text:p text:style-name="P9"><text:tab/>pas de solutions dans l'ensemble des réel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19-12-03T16:57:02.304529234</dc:date>
    <dc:language>en-US</dc:language>
    <meta:editing-cycles>44</meta:editing-cycles>
    <meta:editing-duration>PT15H34M13S</meta:editing-duration>
    <meta:document-statistic meta:table-count="6" meta:image-count="0" meta:object-count="0" meta:page-count="9" meta:paragraph-count="607" meta:word-count="2647" meta:character-count="9508" meta:non-whitespace-character-count="7346"/>
    <meta:user-defined meta:name="Info 1"/>
    <meta:user-defined meta:name="Info 2"/>
    <meta:user-defined meta:name="Info 3"/>
    <meta:user-defined meta:name="Info 4"/>
  </office:meta>
</office:document-meta>
</file>